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0 — Lab Environment Setup</text:span></text:p>
            <text:p text:style-name="psSub"><text:span text:style-name="tsSub">Firewalld: Zero to Expert on RHEL 10</text:span></text:p>
          </draw:text-box>
        </draw:frame>
        <draw:frame draw:style-name="gsFrame" svg:x="1.5cm" svg:y="17.5cm" svg:width="30.87cm" svg:height="0.7cm">
          <draw:text-box>
            <text:p text:style-name="psSmall"><text:span text:style-name="tsSmall">Red Hat Enterprise Linux 10  |  Instructor Edition</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Build a repeatable, rootless Podman-based lab on RHEL 10 that every subsequent module's exercises run inside. By the end of this module you will have one-, two-, and three-node container topologies running systemd and firewalld, ready to use.</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Build a repeatable, rootless Podman-based lab on RHEL 10 that every subsequent module's exercises run inside.</text:span></text:p>
            <text:p text:style-name="psObj"><text:span text:style-name="tsObj">▸  By the end of this module you will have one-, two-, and three-node container topologies running systemd and firewalld, ready to us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Build a repeatable, rootless Podman-based lab on RHEL 10 that every subsequent module's exercises run inside. By the end of this module you will have one-, two-, and three-node container topologies running systemd and firewalld, ready to use.</text:span></text:p>
            </draw:text-box>
          </draw:frame>
        </presentation:notes>
      </draw:page>
      <draw:page draw:style-name="dpNormal" draw:master-page-name="RHELDark">
        <draw:frame draw:style-name="gsFrame" svg:x="1cm" svg:y="0.4cm" svg:width="31.87cm" svg:height="2.2cm">
          <draw:text-box>
            <text:p text:style-name="psTitle"><text:span text:style-name="tsH1">1. Why Containers as Lab Nodes?</text:span></text:p>
          </draw:text-box>
        </draw:frame>
        <draw:frame draw:style-name="gsFrame" svg:x="1cm" svg:y="2.9cm" svg:width="31.87cm" svg:height="15.5cm">
          <draw:text-box>
            <text:p text:style-name="psBullet"><text:span text:style-name="tsBullet">A firewalld course needs nodes where you can freely manipulate the firewall, break things, and reset without affecting your workstation. Traditionally that meant virtual machines. Containers offer the same isolation at a fraction of the resource cost, and on RHEL 10 rootless Podman is first-class infrastructure.</text:span></text:p>
            <text:p text:style-name="psBullet"><text:span text:style-name="tsBullet">Using containers as lab nodes has several advantages for this course:</text:span></text:p>
            <text:p text:style-name="psBullet"><text:span text:style-name="tsBullet">• Speed — a container starts in under a second; a VM takes minutes</text:span></text:p>
            <text:p text:style-name="psBullet"><text:span text:style-name="tsBullet">• Isolation — each container has its own network namespace, so firewall rules inside the container do not affect your host</text:span></text:p>
            <text:p text:style-name="psBullet"><text:span text:style-name="tsBullet">• Reproducibility — destroy and recreate a node in one command</text:span></text:p>
            <text:p text:style-name="psBullet"><text:span text:style-name="tsBullet">• Relevance — RHEL 10 is a container-first OS; running containers is the skill, not just a convenience</text:span></text:p>
            <text:p text:style-name="psBullet"><text:span text:style-name="tsBullet">The trade-off is that a container shares the host kernel. This means some kernel features (notably loading kernel modules) require the host to already have them loaded. In practice, all nftables and netfilter functionality we need is present in any modern RHEL/Fedora/CentOS Stream 10 kernel.</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A firewalld course needs nodes where you can freely manipulate the firewall,</text:span></text:p>
              <text:p text:style-name="psCode"><text:span text:style-name="tsDiag">break things, and reset without affecting your workstation. Traditionally that</text:span></text:p>
              <text:p text:style-name="psCode"><text:span text:style-name="tsDiag">meant virtual machines. Containers offer the same isolation at a fraction of the</text:span></text:p>
              <text:p text:style-name="psCode"><text:span text:style-name="tsDiag">resource cost, and on RHEL 10 rootless Podman is first-class infrastructure.</text:span></text:p>
              <text:p text:style-name="psCode"><text:span text:style-name="tsDiag"> </text:span></text:p>
              <text:p text:style-name="psCode"><text:span text:style-name="tsDiag">Using containers as lab nodes has several advantages for this course:</text:span></text:p>
              <text:p text:style-name="psCode"><text:span text:style-name="tsDiag"> </text:span></text:p>
              <text:p text:style-name="psCode"><text:span text:style-name="tsDiag">- **Speed** — a container starts in under a second; a VM takes minutes</text:span></text:p>
              <text:p text:style-name="psCode"><text:span text:style-name="tsDiag">- **Isolation** — each container has its own network namespace, so firewall</text:span></text:p>
              <text:p text:style-name="psCode"><text:span text:style-name="tsDiag">  rules inside the container do not affect your host</text:span></text:p>
              <text:p text:style-name="psCode"><text:span text:style-name="tsDiag">- **Reproducibility** — destroy and recreate a node in one command</text:span></text:p>
              <text:p text:style-name="psCode"><text:span text:style-name="tsDiag">- **Relevance** — RHEL 10 is a container-first OS; running containers *is* the</text:span></text:p>
              <text:p text:style-name="psCode"><text:span text:style-name="tsDiag">  skill, not just a convenience</text:span></text:p>
              <text:p text:style-name="psCode"><text:span text:style-name="tsDiag"> </text:span></text:p>
              <text:p text:style-name="psCode"><text:span text:style-name="tsDiag">The trade-off is that a container shares the host kernel. This means some kernel</text:span></text:p>
              <text:p text:style-name="psCode"><text:span text:style-name="tsDiag">features (notably loading kernel modules) require the host to already have them</text:span></text:p>
              <text:p text:style-name="psCode"><text:span text:style-name="tsDiag">loaded. In practice, all nftables and netfilter functionality we need is present</text:span></text:p>
              <text:p text:style-name="psCode"><text:span text:style-name="tsDiag">in any modern RHEL/Fedora/CentOS Stream 10 kernel.</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2. Host Requirements</text:span></text:p>
          </draw:text-box>
        </draw:frame>
        <draw:frame draw:style-name="gsFrame" svg:x="1cm" svg:y="2.9cm" svg:width="31.87cm" svg:height="15.5cm">
          <draw:text-box>
            <text:p text:style-name="psBullet"><text:span text:style-name="tsBullet">◆ Check host prerequisites</text:span></text:p>
            <text:p text:style-name="psBullet"><text:span text:style-name="tsBullet">◆ Install missing tool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Requirement | Minimum | Recommended |</text:span></text:p>
              <text:p text:style-name="psCode"><text:span text:style-name="tsDiag">|-------------|---------|-------------|</text:span></text:p>
              <text:p text:style-name="psCode"><text:span text:style-name="tsDiag">| OS | RHEL 9, RHEL 10, Fedora 39+, CentOS Stream 9+ | RHEL 10 |</text:span></text:p>
              <text:p text:style-name="psCode"><text:span text:style-name="tsDiag">| Podman | 4.0+ | 5.0+ |</text:span></text:p>
              <text:p text:style-name="psCode"><text:span text:style-name="tsDiag">| RAM | 2 GB free | 4 GB free |</text:span></text:p>
              <text:p text:style-name="psCode"><text:span text:style-name="tsDiag">| Disk | 2 GB free | 5 GB free |</text:span></text:p>
              <text:p text:style-name="psCode"><text:span text:style-name="tsDiag">| Kernel | 5.15+ | 6.6+ |</text:span></text:p>
              <text:p text:style-name="psCode"><text:span text:style-name="tsDiag">| User namespaces | Enabled | Enabled |</text:span></text:p>
              <text:p text:style-name="psCode"><text:span text:style-name="tsDiag"> </text:span></text:p>
              <text:p text:style-name="psCode"><text:span text:style-name="tsDiag">### Check host prerequisites</text:span></text:p>
              <text:p text:style-name="psCode"><text:span text:style-name="tsDiag"> </text:span></text:p>
              <text:p text:style-name="psCode"><text:span text:style-name="tsDiag">```bash</text:span></text:p>
              <text:p text:style-name="psCode"><text:span text:style-name="tsDiag">podman --version</text:span></text:p>
              <text:p text:style-name="psCode"><text:span text:style-name="tsDiag"> </text:span></text:p>
              <text:p text:style-name="psCode"><text:span text:style-name="tsDiag">cat /proc/sys/kernel/unprivileged_userns_clone</text:span></text:p>
              <text:p text:style-name="psCode"><text:span text:style-name="tsDiag"> </text:span></text:p>
              <text:p text:style-name="psCode"><text:span text:style-name="tsDiag">nft --version</text:span></text:p>
              <text:p text:style-name="psCode"><text:span text:style-name="tsDiag"> </text:span></text:p>
              <text:p text:style-name="psCode"><text:span text:style-name="tsDiag">grep $(whoami) /etc/subuid</text:span></text:p>
              <text:p text:style-name="psCode"><text:span text:style-name="tsDiag">grep $(whoami) /etc/subgid</text:span></text:p>
              <text:p text:style-name="psCode"><text:span text:style-name="tsDiag">```</text:span></text:p>
              <text:p text:style-name="psCode"><text:span text:style-name="tsDiag"> </text:span></text:p>
              <text:p text:style-name="psCode"><text:span text:style-name="tsDiag">### Install missing tools</text:span></text:p>
              <text:p text:style-name="psCode"><text:span text:style-name="tsDiag"> </text:span></text:p>
              <text:p text:style-name="psCode"><text:span text:style-name="tsDiag">```bash</text:span></text:p>
              <text:p text:style-name="psCode"><text:span text:style-name="tsDiag">sudo dnf install -y podman nftables nmap-ncat iputils bind-utils</text:span></text:p>
              <text:p text:style-name="psCode"><text:span text:style-name="tsDiag"> </text:span></text:p>
              <text:p text:style-name="psCode"><text:span text:style-name="tsDiag">sudo dnf install -y podman nftables nmap-ncat iputils bind-util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2. Host Requirements — BASH</text:span></text:p>
          </draw:text-box>
        </draw:frame>
        <draw:frame draw:style-name="gsCode" svg:x="1cm" svg:y="3.3cm" svg:width="31.87cm" svg:height="14.5cm">
          <draw:text-box>
            <text:p text:style-name="psCode"><text:span text:style-name="tsCodeDyn_11_A8FF60_DejaVuSansMono">podman --version</text:span><text:line-break/><text:span text:style-name="tsCodeDyn_11_A8FF60_DejaVuSansMono"> </text:span><text:line-break/><text:span text:style-name="tsCodeDyn_11_A8FF60_DejaVuSansMono">cat /proc/sys/kernel/unprivileged_userns_clone</text:span><text:line-break/><text:span text:style-name="tsCodeDyn_11_A8FF60_DejaVuSansMono"> </text:span><text:line-break/><text:span text:style-name="tsCodeDyn_11_A8FF60_DejaVuSansMono">nft --version</text:span><text:line-break/><text:span text:style-name="tsCodeDyn_11_A8FF60_DejaVuSansMono"> </text:span><text:line-break/><text:span text:style-name="tsCodeDyn_11_A8FF60_DejaVuSansMono">grep $(whoami) /etc/subuid</text:span><text:line-break/><text:span text:style-name="tsCodeDyn_11_A8FF60_DejaVuSansMono">grep $(whoami) /etc/subgid</text:span><text:line-break/><text:span text:style-name="tsCodeDyn_11_A8FF60_DejaVuSansMono"> </text:span><text:line-break/><text:span text:style-name="tsCodeDyn_11_A8FF60_DejaVuSansMono">sudo dnf install -y podman nftables nmap-ncat iputils bind-utils</text:span><text:line-break/><text:span text:style-name="tsCodeDyn_11_A8FF60_DejaVuSansMono"> </text:span><text:line-break/><text:span text:style-name="tsCodeDyn_11_A8FF60_DejaVuSansMono">sudo dnf install -y podman nftables nmap-ncat iputils bind-util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version</text:span></text:p>
              <text:p text:style-name="psCode"><text:span text:style-name="tsDiag"> </text:span></text:p>
              <text:p text:style-name="psCode"><text:span text:style-name="tsDiag">cat /proc/sys/kernel/unprivileged_userns_clone</text:span></text:p>
              <text:p text:style-name="psCode"><text:span text:style-name="tsDiag"> </text:span></text:p>
              <text:p text:style-name="psCode"><text:span text:style-name="tsDiag">nft --version</text:span></text:p>
              <text:p text:style-name="psCode"><text:span text:style-name="tsDiag"> </text:span></text:p>
              <text:p text:style-name="psCode"><text:span text:style-name="tsDiag">grep $(whoami) /etc/subuid</text:span></text:p>
              <text:p text:style-name="psCode"><text:span text:style-name="tsDiag">grep $(whoami) /etc/subgid</text:span></text:p>
              <text:p text:style-name="psCode"><text:span text:style-name="tsDiag"> </text:span></text:p>
              <text:p text:style-name="psCode"><text:span text:style-name="tsDiag">sudo dnf install -y podman nftables nmap-ncat iputils bind-utils</text:span></text:p>
              <text:p text:style-name="psCode"><text:span text:style-name="tsDiag"> </text:span></text:p>
              <text:p text:style-name="psCode"><text:span text:style-name="tsDiag">sudo dnf install -y podman nftables nmap-ncat iputils bind-utils</text:span></text:p>
            </draw:text-box>
          </draw:frame>
        </presentation:notes>
      </draw:page>
      <draw:page draw:style-name="dpNormal" draw:master-page-name="RHELDark">
        <draw:frame draw:style-name="gsFrame" svg:x="1cm" svg:y="0.4cm" svg:width="31.87cm" svg:height="2cm">
          <draw:text-box>
            <text:p text:style-name="psTitle"><text:span text:style-name="tsH1">2. Host Requirements</text:span></text:p>
          </draw:text-box>
        </draw:frame>
        <draw:frame draw:style-name="gsFrame" svg:x="1cm" svg:y="2.8cm" svg:width="31.87cm" svg:height="15.8cm">
          <table:table table:name="mdtable">
            <table:table-column table:style-name="tcCol_140141252165120_892"/>
            <table:table-column table:style-name="tcCol_140141252165120_1148"/>
            <table:table-column table:style-name="tcCol_140141252165120_1148"/>
            <table:table-row>
              <table:table-cell table:style-name="tcsHeader">
                <text:p text:style-name="psCell"><text:span text:style-name="tsTh">Requirement</text:span></text:p>
              </table:table-cell>
              <table:table-cell table:style-name="tcsHeader">
                <text:p text:style-name="psCell"><text:span text:style-name="tsTh">Minimum</text:span></text:p>
              </table:table-cell>
              <table:table-cell table:style-name="tcsHeader">
                <text:p text:style-name="psCell"><text:span text:style-name="tsTh">Recommended</text:span></text:p>
              </table:table-cell>
            </table:table-row>
            <table:table-row>
              <table:table-cell table:style-name="tcsRowA">
                <text:p text:style-name="psCell"><text:span text:style-name="tsTd">OS</text:span></text:p>
              </table:table-cell>
              <table:table-cell table:style-name="tcsRowA">
                <text:p text:style-name="psCell"><text:span text:style-name="tsTd">RHEL 9, RHEL 10, Fedora 39+, CentOS Stream 9+</text:span></text:p>
              </table:table-cell>
              <table:table-cell table:style-name="tcsRowA">
                <text:p text:style-name="psCell"><text:span text:style-name="tsTd">RHEL 10</text:span></text:p>
              </table:table-cell>
            </table:table-row>
            <table:table-row>
              <table:table-cell table:style-name="tcsRowB">
                <text:p text:style-name="psCell"><text:span text:style-name="tsTd">Podman</text:span></text:p>
              </table:table-cell>
              <table:table-cell table:style-name="tcsRowB">
                <text:p text:style-name="psCell"><text:span text:style-name="tsTd">4.0+</text:span></text:p>
              </table:table-cell>
              <table:table-cell table:style-name="tcsRowB">
                <text:p text:style-name="psCell"><text:span text:style-name="tsTd">5.0+</text:span></text:p>
              </table:table-cell>
            </table:table-row>
            <table:table-row>
              <table:table-cell table:style-name="tcsRowA">
                <text:p text:style-name="psCell"><text:span text:style-name="tsTd">RAM</text:span></text:p>
              </table:table-cell>
              <table:table-cell table:style-name="tcsRowA">
                <text:p text:style-name="psCell"><text:span text:style-name="tsTd">2 GB free</text:span></text:p>
              </table:table-cell>
              <table:table-cell table:style-name="tcsRowA">
                <text:p text:style-name="psCell"><text:span text:style-name="tsTd">4 GB free</text:span></text:p>
              </table:table-cell>
            </table:table-row>
            <table:table-row>
              <table:table-cell table:style-name="tcsRowB">
                <text:p text:style-name="psCell"><text:span text:style-name="tsTd">Disk</text:span></text:p>
              </table:table-cell>
              <table:table-cell table:style-name="tcsRowB">
                <text:p text:style-name="psCell"><text:span text:style-name="tsTd">2 GB free</text:span></text:p>
              </table:table-cell>
              <table:table-cell table:style-name="tcsRowB">
                <text:p text:style-name="psCell"><text:span text:style-name="tsTd">5 GB free</text:span></text:p>
              </table:table-cell>
            </table:table-row>
            <table:table-row>
              <table:table-cell table:style-name="tcsRowA">
                <text:p text:style-name="psCell"><text:span text:style-name="tsTd">Kernel</text:span></text:p>
              </table:table-cell>
              <table:table-cell table:style-name="tcsRowA">
                <text:p text:style-name="psCell"><text:span text:style-name="tsTd">5.15+</text:span></text:p>
              </table:table-cell>
              <table:table-cell table:style-name="tcsRowA">
                <text:p text:style-name="psCell"><text:span text:style-name="tsTd">6.6+</text:span></text:p>
              </table:table-cell>
            </table:table-row>
            <table:table-row>
              <table:table-cell table:style-name="tcsRowB">
                <text:p text:style-name="psCell"><text:span text:style-name="tsTd">User namespaces</text:span></text:p>
              </table:table-cell>
              <table:table-cell table:style-name="tcsRowB">
                <text:p text:style-name="psCell"><text:span text:style-name="tsTd">Enabled</text:span></text:p>
              </table:table-cell>
              <table:table-cell table:style-name="tcsRowB">
                <text:p text:style-name="psCell"><text:span text:style-name="tsTd">Enabled</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Requirement | Minimum | Recommended</text:span></text:p>
              <text:p text:style-name="psCode"><text:span text:style-name="tsDiag">------------------------------------------------------------</text:span></text:p>
              <text:p text:style-name="psCode"><text:span text:style-name="tsDiag">OS | RHEL 9, RHEL 10, Fedora 39+, CentOS Stream 9+ | RHEL 10</text:span></text:p>
              <text:p text:style-name="psCode"><text:span text:style-name="tsDiag">Podman | 4.0+ | 5.0+</text:span></text:p>
              <text:p text:style-name="psCode"><text:span text:style-name="tsDiag">RAM | 2 GB free | 4 GB free</text:span></text:p>
              <text:p text:style-name="psCode"><text:span text:style-name="tsDiag">Disk | 2 GB free | 5 GB free</text:span></text:p>
              <text:p text:style-name="psCode"><text:span text:style-name="tsDiag">Kernel | 5.15+ | 6.6+</text:span></text:p>
              <text:p text:style-name="psCode"><text:span text:style-name="tsDiag">User namespaces | Enabled | Enabled</text:span></text:p>
            </draw:text-box>
          </draw:frame>
        </presentation:notes>
      </draw:page>
      <draw:page draw:style-name="dpNormal" draw:master-page-name="RHELDark">
        <draw:frame draw:style-name="gsFrame" svg:x="1cm" svg:y="0.4cm" svg:width="31.87cm" svg:height="2.2cm">
          <draw:text-box>
            <text:p text:style-name="psTitle"><text:span text:style-name="tsH1">3. How the Lab Works</text:span></text:p>
          </draw:text-box>
        </draw:frame>
        <draw:frame draw:style-name="gsFrame" svg:x="1cm" svg:y="2.9cm" svg:width="31.87cm" svg:height="15.5cm">
          <draw:text-box>
            <text:p text:style-name="psBullet"><text:span text:style-name="tsBullet">Each "node" in the lab is a systemd-enabled UBI 10 container running as your regular (non-root) user via rootless Podman. Inside each container:</text:span></text:p>
            <text:p text:style-name="psBullet"><text:span text:style-name="tsBullet">• systemd is PID 1 (full init, just like a real system)</text:span></text:p>
            <text:p text:style-name="psBullet"><text:span text:style-name="tsBullet">• firewalld is installed and managed by systemd</text:span></text:p>
            <text:p text:style-name="psBullet"><text:span text:style-name="tsBullet">• nftables tools are installed for inspection</text:span></text:p>
            <text:p text:style-name="psBullet"><text:span text:style-name="tsBullet">• Network interfaces correspond to Podman virtual networks</text:span></text:p>
            <text:p text:style-name="psBullet"><text:span text:style-name="tsBullet">◆ Your Host (RHEL 10)</text:span></text:p>
            <text:p text:style-name="psBullet"><text:span text:style-name="tsBullet">◆ podman network: labnet-external (172.20.1.0/24) — simulates "internet"</text:span></text:p>
            <text:p text:style-name="psBullet"><text:span text:style-name="tsBullet">◆ podman network: labnet-dmz (172.20.2.0/24) — DMZ segment</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 podman network: labnet-internal (172.20.3.0/24) — internal LAN</text:span></text:p>
              <text:p text:style-name="psCode"><text:span text:style-name="tsDiag">  ◆ node1 (gateway)</text:span></text:p>
              <text:p text:style-name="psCode"><text:span text:style-name="tsDiag">  ◆ eth0: 172.20.1.10 ← labnet-external</text:span></text:p>
              <text:p text:style-name="psCode"><text:span text:style-name="tsDiag">  ◆ eth1: 172.20.2.10 ← labnet-dmz</text:span></text:p>
              <text:p text:style-name="psCode"><text:span text:style-name="tsDiag">  ◆ eth2: 172.20.3.10 ← labnet-internal</text:span></text:p>
              <text:p text:style-name="psCode"><text:span text:style-name="tsDiag">  ◆ node2 (server / DMZ host)</text:span></text:p>
              <text:p text:style-name="psCode"><text:span text:style-name="tsDiag">  ◆ eth0: 172.20.2.20 ← labnet-dmz</text:span></text:p>
              <text:p text:style-name="psCode"><text:span text:style-name="tsDiag">  ◆ node3 (client / internal host)</text:span></text:p>
              <text:p text:style-name="psCode"><text:span text:style-name="tsDiag">  ◆ eth0: 172.20.3.30 ← labnet-internal</text:span></text:p>
              <text:p text:style-name="psCode"><text:span text:style-name="tsDiag">Not every module uses all three nodes. Each module states which nodes are needed and how to start them.</text:span></text:p>
              <text:p text:style-name="psCode"><text:span text:style-name="tsDiag">↑ Back to TOC</text:span></text:p>
              <text:p text:style-name="psCode"><text:span text:style-name="tsDiag"> </text:span></text:p>
              <text:p text:style-name="psCode"><text:span text:style-name="tsDiag">Each "node" in the lab is a systemd-enabled UBI 10 container running as your</text:span></text:p>
              <text:p text:style-name="psCode"><text:span text:style-name="tsDiag">regular (non-root) user via rootless Podman. Inside each container:</text:span></text:p>
              <text:p text:style-name="psCode"><text:span text:style-name="tsDiag"> </text:span></text:p>
              <text:p text:style-name="psCode"><text:span text:style-name="tsDiag">- `systemd` is PID 1 (full init, just like a real system)</text:span></text:p>
              <text:p text:style-name="psCode"><text:span text:style-name="tsDiag">- `firewalld` is installed and managed by systemd</text:span></text:p>
              <text:p text:style-name="psCode"><text:span text:style-name="tsDiag">- `nftables` tools are installed for inspection</text:span></text:p>
              <text:p text:style-name="psCode"><text:span text:style-name="tsDiag">- Network interfaces correspond to Podman virtual networks</text:span></text:p>
              <text:p text:style-name="psCode"><text:span text:style-name="tsDiag"> </text:span></text:p>
              <text:p text:style-name="psCode"><text:span text:style-name="tsDiag">Your Host (RHEL 10)</text:span></text:p>
              <text:p text:style-name="psCode"><text:span text:style-name="tsDiag">│</text:span></text:p>
              <text:p text:style-name="psCode"><text:span text:style-name="tsDiag">├── podman network: labnet-external  (172.20.1.0/24)  — simulates "internet"</text:span></text:p>
              <text:p text:style-name="psCode"><text:span text:style-name="tsDiag">├── podman network: labnet-dmz       (172.20.2.0/24)  — DMZ segment</text:span></text:p>
              <text:p text:style-name="psCode"><text:span text:style-name="tsDiag">└── podman network: labnet-internal  (172.20.3.0/24)  — internal LAN</text:span></text:p>
              <text:p text:style-name="psCode"><text:span text:style-name="tsDiag"> </text:span></text:p>
              <text:p text:style-name="psCode"><text:span text:style-name="tsDiag">     ┌─────────────────────────────────────────────────────────────┐</text:span></text:p>
              <text:p text:style-name="psCode"><text:span text:style-name="tsDiag">     │  node1 (gateway)                                            │</text:span></text:p>
              <text:p text:style-name="psCode"><text:span text:style-name="tsDiag">     │  eth0: 172.20.1.10  ← labnet-external                      │</text:span></text:p>
              <text:p text:style-name="psCode"><text:span text:style-name="tsDiag">     │  eth1: 172.20.2.10  ← labnet-dmz                           │</text:span></text:p>
              <text:p text:style-name="psCode"><text:span text:style-name="tsDiag">     │  eth2: 172.20.3.10  ← labnet-internal                      │</text:span></text:p>
              <text:p text:style-name="psCode"><text:span text:style-name="tsDiag">     └─────────────────────────────────────────────────────────────┘</text:span></text:p>
              <text:p text:style-name="psCode"><text:span text:style-name="tsDiag"> </text:span></text:p>
              <text:p text:style-name="psCode"><text:span text:style-name="tsDiag">     ┌──────────────────────────────────┐</text:span></text:p>
              <text:p text:style-name="psCode"><text:span text:style-name="tsDiag">     │  node2 (server / DMZ host)       │</text:span></text:p>
              <text:p text:style-name="psCode"><text:span text:style-name="tsDiag">     │  eth0: 172.20.2.20 ← labnet-dmz  │</text:span></text:p>
              <text:p text:style-name="psCode"><text:span text:style-name="tsDiag">     └──────────────────────────────────┘</text:span></text:p>
              <text:p text:style-name="psCode"><text:span text:style-name="tsDiag"> </text:span></text:p>
              <text:p text:style-name="psCode"><text:span text:style-name="tsDiag">     ┌──────────────────────────────────────┐</text:span></text:p>
              <text:p text:style-name="psCode"><text:span text:style-name="tsDiag">     │  node3 (client / internal host)      │</text:span></text:p>
              <text:p text:style-name="psCode"><text:span text:style-name="tsDiag">     │  eth0: 172.20.3.30 ← labnet-internal │</text:span></text:p>
              <text:p text:style-name="psCode"><text:span text:style-name="tsDiag">     └──────────────────────────────────────┘</text:span></text:p>
              <text:p text:style-name="psCode"><text:span text:style-name="tsDiag"> </text:span></text:p>
              <text:p text:style-name="psCode"><text:span text:style-name="tsDiag">Not every module uses all three nodes. Each module states which nodes are needed</text:span></text:p>
              <text:p text:style-name="psCode"><text:span text:style-name="tsDiag">and how to start them.</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2cm">
          <draw:text-box>
            <text:p text:style-name="psTitle"><text:span text:style-name="tsH1">4. Building the Lab Container Image</text:span></text:p>
          </draw:text-box>
        </draw:frame>
        <draw:frame draw:style-name="gsFrame" svg:x="1cm" svg:y="2.9cm" svg:width="31.87cm" svg:height="15.5cm">
          <draw:text-box>
            <text:p text:style-name="psBullet"><text:span text:style-name="tsBullet">We build a single reusable image called firewalld-lab based on UBI 10 with systemd, firewalld, and all lab tools installed.</text:span></text:p>
            <text:p text:style-name="psBullet"><text:span text:style-name="tsBullet">◆ 4.1 Create the Containerfile</text:span></text:p>
            <text:p text:style-name="psBullet"><text:span text:style-name="tsBullet">◆ 4.2 Build the image</text:span></text:p>
            <text:p text:style-name="psBullet"><text:span text:style-name="tsBullet">This takes 2–4 minutes on first build (downloading UBI 10 and packages). Subsequent builds are cached.</text:span></text:p>
            <text:p text:style-name="psBullet"><text:span text:style-name="tsBullet">Expected output:</text:span></text:p>
            <text:p text:style-name="psBullet"><text:span text:style-name="tsBullet">💡 📝 NOTE — UBI 10 vs RHEL 10 UBI (Universal Base Image) 10 is a freely redistributable subset of RHEL 10. It uses the same RPM packages and behaves identically for our purposes. Full RHEL 10 subscriptions are only needed for subscription-only packages.</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We build a single reusable image called `firewalld-lab` based on UBI 10 with</text:span></text:p>
              <text:p text:style-name="psCode"><text:span text:style-name="tsDiag">systemd, firewalld, and all lab tools installed.</text:span></text:p>
              <text:p text:style-name="psCode"><text:span text:style-name="tsDiag"> </text:span></text:p>
              <text:p text:style-name="psCode"><text:span text:style-name="tsDiag">### 4.1 Create the Containerfile</text:span></text:p>
              <text:p text:style-name="psCode"><text:span text:style-name="tsDiag"> </text:span></text:p>
              <text:p text:style-name="psCode"><text:span text:style-name="tsDiag">```bash</text:span></text:p>
              <text:p text:style-name="psCode"><text:span text:style-name="tsDiag">mkdir -p ~/firewalld-lab</text:span></text:p>
              <text:p text:style-name="psCode"><text:span text:style-name="tsDiag">cat &gt; ~/firewalld-lab/Containerfile &lt;&lt; 'EOF'</text:span></text:p>
              <text:p text:style-name="psCode"><text:span text:style-name="tsDiag">FROM registry.access.redhat.com/ubi10/ubi:latest</text:span></text:p>
              <text:p text:style-name="psCode"><text:span text:style-name="tsDiag"> </text:span></text:p>
              <text:p text:style-name="psCode"><text:span text:style-name="tsDiag">RUN dnf install -y \</text:span></text:p>
              <text:p text:style-name="psCode"><text:span text:style-name="tsDiag">        systemd \</text:span></text:p>
              <text:p text:style-name="psCode"><text:span text:style-name="tsDiag">        firewalld \</text:span></text:p>
              <text:p text:style-name="psCode"><text:span text:style-name="tsDiag">        nftables \</text:span></text:p>
              <text:p text:style-name="psCode"><text:span text:style-name="tsDiag">        nmap-ncat \</text:span></text:p>
              <text:p text:style-name="psCode"><text:span text:style-name="tsDiag">        iputils \</text:span></text:p>
              <text:p text:style-name="psCode"><text:span text:style-name="tsDiag">        iproute \</text:span></text:p>
              <text:p text:style-name="psCode"><text:span text:style-name="tsDiag">        bind-utils \</text:span></text:p>
              <text:p text:style-name="psCode"><text:span text:style-name="tsDiag">        curl \</text:span></text:p>
              <text:p text:style-name="psCode"><text:span text:style-name="tsDiag">        wget \</text:span></text:p>
              <text:p text:style-name="psCode"><text:span text:style-name="tsDiag">        python3 \</text:span></text:p>
              <text:p text:style-name="psCode"><text:span text:style-name="tsDiag">        procps-ng \</text:span></text:p>
              <text:p text:style-name="psCode"><text:span text:style-name="tsDiag">        less \</text:span></text:p>
              <text:p text:style-name="psCode"><text:span text:style-name="tsDiag">        vim-minimal \</text:span></text:p>
              <text:p text:style-name="psCode"><text:span text:style-name="tsDiag">    &amp;&amp; dnf clean all \</text:span></text:p>
              <text:p text:style-name="psCode"><text:span text:style-name="tsDiag">    &amp;&amp; rm -rf /var/cache/dnf</text:span></text:p>
              <text:p text:style-name="psCode"><text:span text:style-name="tsDiag"> </text:span></text:p>
              <text:p text:style-name="psCode"><text:span text:style-name="tsDiag">RUN systemctl enable firewalld</text:span></text:p>
              <text:p text:style-name="psCode"><text:span text:style-name="tsDiag"> </text:span></text:p>
              <text:p text:style-name="psCode"><text:span text:style-name="tsDiag">RUN systemctl disable systemd-resolved 2&gt;/dev/null || true \</text:span></text:p>
              <text:p text:style-name="psCode"><text:span text:style-name="tsDiag"> &amp;&amp; systemctl disable NetworkManager   2&gt;/dev/null || true \</text:span></text:p>
              <text:p text:style-name="psCode"><text:span text:style-name="tsDiag"> &amp;&amp; systemctl mask systemd-remount-fs.service \</text:span></text:p>
              <text:p text:style-name="psCode"><text:span text:style-name="tsDiag">                dev-hugepages.mount \</text:span></text:p>
              <text:p text:style-name="psCode"><text:span text:style-name="tsDiag">                sys-fs-fuse-connections.mount \</text:span></text:p>
              <text:p text:style-name="psCode"><text:span text:style-name="tsDiag">                systemd-logind.service \</text:span></text:p>
              <text:p text:style-name="psCode"><text:span text:style-name="tsDiag">                getty.target \</text:span></text:p>
              <text:p text:style-name="psCode"><text:span text:style-name="tsDiag">                console-getty.service \</text:span></text:p>
              <text:p text:style-name="psCode"><text:span text:style-name="tsDiag">    2&gt;/dev/null || true</text:span></text:p>
              <text:p text:style-name="psCode"><text:span text:style-name="tsDiag"> </text:span></text:p>
              <text:p text:style-name="psCode"><text:span text:style-name="tsDiag">RUN mkdir -p /etc/systemd/journald.conf.d \</text:span></text:p>
              <text:p text:style-name="psCode"><text:span text:style-name="tsDiag"> &amp;&amp; printf '[Journal]\nStorage=volatile\nRuntimeMaxUse=20M\n' \</text:span></text:p>
              <text:p text:style-name="psCode"><text:span text:style-name="tsDiag">    &gt; /etc/systemd/journald.conf.d/lab.conf</text:span></text:p>
              <text:p text:style-name="psCode"><text:span text:style-name="tsDiag"> </text:span></text:p>
              <text:p text:style-name="psCode"><text:span text:style-name="tsDiag">EXPOSE 80 443 8080</text:span></text:p>
              <text:p text:style-name="psCode"><text:span text:style-name="tsDiag"> </text:span></text:p>
              <text:p text:style-name="psCode"><text:span text:style-name="tsDiag">STOPSIGNAL SIGRTMIN+3</text:span></text:p>
              <text:p text:style-name="psCode"><text:span text:style-name="tsDiag">CMD ["/sbin/init"]</text:span></text:p>
              <text:p text:style-name="psCode"><text:span text:style-name="tsDiag">EOF</text:span></text:p>
              <text:p text:style-name="psCode"><text:span text:style-name="tsDiag">```</text:span></text:p>
              <text:p text:style-name="psCode"><text:span text:style-name="tsDiag"> </text:span></text:p>
              <text:p text:style-name="psCode"><text:span text:style-name="tsDiag">### 4.2 Build the image</text:span></text:p>
              <text:p text:style-name="psCode"><text:span text:style-name="tsDiag"> </text:span></text:p>
              <text:p text:style-name="psCode"><text:span text:style-name="tsDiag">```bash</text:span></text:p>
              <text:p text:style-name="psCode"><text:span text:style-name="tsDiag">podman build -t firewalld-lab ~/firewalld-lab/</text:span></text:p>
              <text:p text:style-name="psCode"><text:span text:style-name="tsDiag">```</text:span></text:p>
              <text:p text:style-name="psCode"><text:span text:style-name="tsDiag"> </text:span></text:p>
              <text:p text:style-name="psCode"><text:span text:style-name="tsDiag">This takes 2–4 minutes on first build (downloading UBI 10 and packages).</text:span></text:p>
              <text:p text:style-name="psCode"><text:span text:style-name="tsDiag">Subsequent builds are cached.</text:span></text:p>
              <text:p text:style-name="psCode"><text:span text:style-name="tsDiag"> </text:span></text:p>
              <text:p text:style-name="psCode"><text:span text:style-name="tsDiag">```bash</text:span></text:p>
              <text:p text:style-name="psCode"><text:span text:style-name="tsDiag">podman images firewalld-lab</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REPOSITORY                TAG         IMAGE ID      CREATED        SIZE</text:span></text:p>
              <text:p text:style-name="psCode"><text:span text:style-name="tsDiag">localhost/firewalld-lab   latest      a1b2c3d4e5f6  2 minutes ago  420 MB</text:span></text:p>
              <text:p text:style-name="psCode"><text:span text:style-name="tsDiag">```</text:span></text:p>
              <text:p text:style-name="psCode"><text:span text:style-name="tsDiag"> </text:span></text:p>
              <text:p text:style-name="psCode"><text:span text:style-name="tsDiag">&gt; **📝 NOTE — UBI 10 vs RHEL 10**</text:span></text:p>
              <text:p text:style-name="psCode"><text:span text:style-name="tsDiag">&gt; UBI (Universal Base Image) 10 is a freely redistributable subset of RHEL 10.</text:span></text:p>
              <text:p text:style-name="psCode"><text:span text:style-name="tsDiag">&gt; It uses the same RPM packages and behaves identically for our purposes.</text:span></text:p>
              <text:p text:style-name="psCode"><text:span text:style-name="tsDiag">&gt; Full RHEL 10 subscriptions are only needed for subscription-only packages.</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BASH</text:span></text:p>
          </draw:text-box>
        </draw:frame>
        <draw:frame draw:style-name="gsCode" svg:x="1cm" svg:y="3.3cm" svg:width="31.87cm" svg:height="14.5cm">
          <draw:text-box>
            <text:p text:style-name="psCode"><text:span text:style-name="tsCodeDyn_11_A8FF60_DejaVuSansMono">mkdir -p ~/firewalld-lab</text:span><text:line-break/><text:span text:style-name="tsCodeDyn_11_A8FF60_DejaVuSansMono">cat &gt; ~/firewalld-lab/Containerfile &lt;&lt; 'EOF'</text:span><text:line-break/><text:span text:style-name="tsCodeDyn_11_A8FF60_DejaVuSansMono">FROM registry.access.redhat.com/ubi10/ubi:latest</text:span><text:line-break/><text:span text:style-name="tsCodeDyn_11_A8FF60_DejaVuSansMono"> </text:span><text:line-break/><text:span text:style-name="tsCodeDyn_11_A8FF60_DejaVuSansMono">RUN dnf install -y \</text:span><text:line-break/><text:span text:style-name="tsCodeDyn_11_A8FF60_DejaVuSansMono">        systemd \</text:span><text:line-break/><text:span text:style-name="tsCodeDyn_11_A8FF60_DejaVuSansMono">        firewalld \</text:span><text:line-break/><text:span text:style-name="tsCodeDyn_11_A8FF60_DejaVuSansMono">        nftables \</text:span><text:line-break/><text:span text:style-name="tsCodeDyn_11_A8FF60_DejaVuSansMono">        nmap-ncat \</text:span><text:line-break/><text:span text:style-name="tsCodeDyn_11_A8FF60_DejaVuSansMono">        iputils \</text:span><text:line-break/><text:span text:style-name="tsCodeDyn_11_A8FF60_DejaVuSansMono">        iproute \</text:span><text:line-break/><text:span text:style-name="tsCodeDyn_11_A8FF60_DejaVuSansMono">        bind-utils \</text:span><text:line-break/><text:span text:style-name="tsCodeDyn_11_A8FF60_DejaVuSansMono">        curl \</text:span><text:line-break/><text:span text:style-name="tsCodeDyn_11_A8FF60_DejaVuSansMono">        wget \</text:span><text:line-break/><text:span text:style-name="tsCodeDyn_11_A8FF60_DejaVuSansMono">        python3 \</text:span><text:line-break/><text:span text:style-name="tsCodeDyn_11_A8FF60_DejaVuSansMono">        procps-ng \</text:span><text:line-break/><text:span text:style-name="tsCodeDyn_11_A8FF60_DejaVuSansMono">        less \</text:span><text:line-break/><text:span text:style-name="tsCodeDyn_11_A8FF60_DejaVuSansMono">        vim-minimal \</text:span><text:line-break/><text:span text:style-name="tsCodeDyn_11_A8FF60_DejaVuSansMono">    &amp;&amp; dnf clean all \</text:span><text:line-break/><text:span text:style-name="tsCodeDyn_11_A8FF60_DejaVuSansMono">    &amp;&amp; rm -rf /var/cache/dnf</text:span><text:line-break/><text:span text:style-name="tsCodeDyn_11_A8FF60_DejaVuSansMono"> </text:span><text:line-break/><text:span text:style-name="tsCodeDyn_11_A8FF60_DejaVuSansMono">RUN systemctl enable firewalld</text:span><text:line-break/><text:span text:style-name="tsCodeDyn_11_A8FF60_DejaVuSansMono"> </text:span><text:line-break/><text:span text:style-name="tsCodeDyn_11_A8FF60_DejaVuSansMono">RUN systemctl disable systemd-resolved 2&gt;/dev/null || true \</text:span><text:line-break/><text:span text:style-name="tsCodeDyn_11_A8FF60_DejaVuSansMono"> &amp;&amp; systemctl disable NetworkManager   2&gt;/dev/null || true \</text:span><text:line-break/><text:span text:style-name="tsCodeDyn_11_A8FF60_DejaVuSansMono"> &amp;&amp; systemctl mask systemd-remount-fs.service \</text:span><text:line-break/><text:span text:style-name="tsCodeDyn_11_A8FF60_DejaVuSansMono">                dev-hugepages.mount \</text:span><text:line-break/><text:span text:style-name="tsCodeDyn_11_A8FF60_DejaVuSansMono">                sys-fs-fuse-connections.mount \</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kdir -p ~/firewalld-lab</text:span></text:p>
              <text:p text:style-name="psCode"><text:span text:style-name="tsDiag">cat &gt; ~/firewalld-lab/Containerfile &lt;&lt; 'EOF'</text:span></text:p>
              <text:p text:style-name="psCode"><text:span text:style-name="tsDiag">FROM registry.access.redhat.com/ubi10/ubi:latest</text:span></text:p>
              <text:p text:style-name="psCode"><text:span text:style-name="tsDiag"> </text:span></text:p>
              <text:p text:style-name="psCode"><text:span text:style-name="tsDiag">RUN dnf install -y \</text:span></text:p>
              <text:p text:style-name="psCode"><text:span text:style-name="tsDiag">        systemd \</text:span></text:p>
              <text:p text:style-name="psCode"><text:span text:style-name="tsDiag">        firewalld \</text:span></text:p>
              <text:p text:style-name="psCode"><text:span text:style-name="tsDiag">        nftables \</text:span></text:p>
              <text:p text:style-name="psCode"><text:span text:style-name="tsDiag">        nmap-ncat \</text:span></text:p>
              <text:p text:style-name="psCode"><text:span text:style-name="tsDiag">        iputils \</text:span></text:p>
              <text:p text:style-name="psCode"><text:span text:style-name="tsDiag">        iproute \</text:span></text:p>
              <text:p text:style-name="psCode"><text:span text:style-name="tsDiag">        bind-utils \</text:span></text:p>
              <text:p text:style-name="psCode"><text:span text:style-name="tsDiag">        curl \</text:span></text:p>
              <text:p text:style-name="psCode"><text:span text:style-name="tsDiag">        wget \</text:span></text:p>
              <text:p text:style-name="psCode"><text:span text:style-name="tsDiag">        python3 \</text:span></text:p>
              <text:p text:style-name="psCode"><text:span text:style-name="tsDiag">        procps-ng \</text:span></text:p>
              <text:p text:style-name="psCode"><text:span text:style-name="tsDiag">        less \</text:span></text:p>
              <text:p text:style-name="psCode"><text:span text:style-name="tsDiag">        vim-minimal \</text:span></text:p>
              <text:p text:style-name="psCode"><text:span text:style-name="tsDiag">    &amp;&amp; dnf clean all \</text:span></text:p>
              <text:p text:style-name="psCode"><text:span text:style-name="tsDiag">    &amp;&amp; rm -rf /var/cache/dnf</text:span></text:p>
              <text:p text:style-name="psCode"><text:span text:style-name="tsDiag"> </text:span></text:p>
              <text:p text:style-name="psCode"><text:span text:style-name="tsDiag">RUN systemctl enable firewalld</text:span></text:p>
              <text:p text:style-name="psCode"><text:span text:style-name="tsDiag"> </text:span></text:p>
              <text:p text:style-name="psCode"><text:span text:style-name="tsDiag">RUN systemctl disable systemd-resolved 2&gt;/dev/null || true \</text:span></text:p>
              <text:p text:style-name="psCode"><text:span text:style-name="tsDiag"> &amp;&amp; systemctl disable NetworkManager   2&gt;/dev/null || true \</text:span></text:p>
              <text:p text:style-name="psCode"><text:span text:style-name="tsDiag"> &amp;&amp; systemctl mask systemd-remount-fs.service \</text:span></text:p>
              <text:p text:style-name="psCode"><text:span text:style-name="tsDiag">                dev-hugepages.mount \</text:span></text:p>
              <text:p text:style-name="psCode"><text:span text:style-name="tsDiag">                sys-fs-fuse-connections.mount \</text:span></text:p>
              <text:p text:style-name="psCode"><text:span text:style-name="tsDiag">                systemd-logind.service \</text:span></text:p>
              <text:p text:style-name="psCode"><text:span text:style-name="tsDiag">                getty.target \</text:span></text:p>
              <text:p text:style-name="psCode"><text:span text:style-name="tsDiag">                console-getty.service \</text:span></text:p>
              <text:p text:style-name="psCode"><text:span text:style-name="tsDiag">    2&gt;/dev/null || true</text:span></text:p>
              <text:p text:style-name="psCode"><text:span text:style-name="tsDiag"> </text:span></text:p>
              <text:p text:style-name="psCode"><text:span text:style-name="tsDiag">RUN mkdir -p /etc/systemd/journald.conf.d \</text:span></text:p>
              <text:p text:style-name="psCode"><text:span text:style-name="tsDiag"> &amp;&amp; printf '[Journal]\nStorage=volatile\nRuntimeMaxUse=20M\n' \</text:span></text:p>
              <text:p text:style-name="psCode"><text:span text:style-name="tsDiag">    &gt; /etc/systemd/journald.conf.d/lab.conf</text:span></text:p>
              <text:p text:style-name="psCode"><text:span text:style-name="tsDiag"> </text:span></text:p>
              <text:p text:style-name="psCode"><text:span text:style-name="tsDiag">EXPOSE 80 443 8080</text:span></text:p>
              <text:p text:style-name="psCode"><text:span text:style-name="tsDiag"> </text:span></text:p>
              <text:p text:style-name="psCode"><text:span text:style-name="tsDiag">STOPSIGNAL SIGRTMIN+3</text:span></text:p>
              <text:p text:style-name="psCode"><text:span text:style-name="tsDiag">CMD ["/sbin/init"]</text:span></text:p>
              <text:p text:style-name="psCode"><text:span text:style-name="tsDiag">EOF</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BASH (cont. 2)</text:span></text:p>
          </draw:text-box>
        </draw:frame>
        <draw:frame draw:style-name="gsCode" svg:x="1cm" svg:y="3.3cm" svg:width="31.87cm" svg:height="14.5cm">
          <draw:text-box>
            <text:p text:style-name="psCode"><text:span text:style-name="tsCodeDyn_11_A8FF60_DejaVuSansMono">                systemd-logind.service \</text:span><text:line-break/><text:span text:style-name="tsCodeDyn_11_A8FF60_DejaVuSansMono">                getty.target \</text:span><text:line-break/><text:span text:style-name="tsCodeDyn_11_A8FF60_DejaVuSansMono">                console-getty.service \</text:span><text:line-break/><text:span text:style-name="tsCodeDyn_11_A8FF60_DejaVuSansMono">    2&gt;/dev/null || true</text:span><text:line-break/><text:span text:style-name="tsCodeDyn_11_A8FF60_DejaVuSansMono"> </text:span><text:line-break/><text:span text:style-name="tsCodeDyn_11_A8FF60_DejaVuSansMono">RUN mkdir -p /etc/systemd/journald.conf.d \</text:span><text:line-break/><text:span text:style-name="tsCodeDyn_11_A8FF60_DejaVuSansMono"> &amp;&amp; printf '[Journal]\nStorage=volatile\nRuntimeMaxUse=20M\n' \</text:span><text:line-break/><text:span text:style-name="tsCodeDyn_11_A8FF60_DejaVuSansMono">    &gt; /etc/systemd/journald.conf.d/lab.conf</text:span><text:line-break/><text:span text:style-name="tsCodeDyn_11_A8FF60_DejaVuSansMono"> </text:span><text:line-break/><text:span text:style-name="tsCodeDyn_11_A8FF60_DejaVuSansMono">EXPOSE 80 443 8080</text:span><text:line-break/><text:span text:style-name="tsCodeDyn_11_A8FF60_DejaVuSansMono"> </text:span><text:line-break/><text:span text:style-name="tsCodeDyn_11_A8FF60_DejaVuSansMono">STOPSIGNAL SIGRTMIN+3</text:span><text:line-break/><text:span text:style-name="tsCodeDyn_11_A8FF60_DejaVuSansMono">CMD ["/sbin/init"]</text:span><text:line-break/><text:span text:style-name="tsCodeDyn_11_A8FF60_DejaVuSansMono">EOF</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kdir -p ~/firewalld-lab</text:span></text:p>
              <text:p text:style-name="psCode"><text:span text:style-name="tsDiag">cat &gt; ~/firewalld-lab/Containerfile &lt;&lt; 'EOF'</text:span></text:p>
              <text:p text:style-name="psCode"><text:span text:style-name="tsDiag">FROM registry.access.redhat.com/ubi10/ubi:latest</text:span></text:p>
              <text:p text:style-name="psCode"><text:span text:style-name="tsDiag"> </text:span></text:p>
              <text:p text:style-name="psCode"><text:span text:style-name="tsDiag">RUN dnf install -y \</text:span></text:p>
              <text:p text:style-name="psCode"><text:span text:style-name="tsDiag">        systemd \</text:span></text:p>
              <text:p text:style-name="psCode"><text:span text:style-name="tsDiag">        firewalld \</text:span></text:p>
              <text:p text:style-name="psCode"><text:span text:style-name="tsDiag">        nftables \</text:span></text:p>
              <text:p text:style-name="psCode"><text:span text:style-name="tsDiag">        nmap-ncat \</text:span></text:p>
              <text:p text:style-name="psCode"><text:span text:style-name="tsDiag">        iputils \</text:span></text:p>
              <text:p text:style-name="psCode"><text:span text:style-name="tsDiag">        iproute \</text:span></text:p>
              <text:p text:style-name="psCode"><text:span text:style-name="tsDiag">        bind-utils \</text:span></text:p>
              <text:p text:style-name="psCode"><text:span text:style-name="tsDiag">        curl \</text:span></text:p>
              <text:p text:style-name="psCode"><text:span text:style-name="tsDiag">        wget \</text:span></text:p>
              <text:p text:style-name="psCode"><text:span text:style-name="tsDiag">        python3 \</text:span></text:p>
              <text:p text:style-name="psCode"><text:span text:style-name="tsDiag">        procps-ng \</text:span></text:p>
              <text:p text:style-name="psCode"><text:span text:style-name="tsDiag">        less \</text:span></text:p>
              <text:p text:style-name="psCode"><text:span text:style-name="tsDiag">        vim-minimal \</text:span></text:p>
              <text:p text:style-name="psCode"><text:span text:style-name="tsDiag">    &amp;&amp; dnf clean all \</text:span></text:p>
              <text:p text:style-name="psCode"><text:span text:style-name="tsDiag">    &amp;&amp; rm -rf /var/cache/dnf</text:span></text:p>
              <text:p text:style-name="psCode"><text:span text:style-name="tsDiag"> </text:span></text:p>
              <text:p text:style-name="psCode"><text:span text:style-name="tsDiag">RUN systemctl enable firewalld</text:span></text:p>
              <text:p text:style-name="psCode"><text:span text:style-name="tsDiag"> </text:span></text:p>
              <text:p text:style-name="psCode"><text:span text:style-name="tsDiag">RUN systemctl disable systemd-resolved 2&gt;/dev/null || true \</text:span></text:p>
              <text:p text:style-name="psCode"><text:span text:style-name="tsDiag"> &amp;&amp; systemctl disable NetworkManager   2&gt;/dev/null || true \</text:span></text:p>
              <text:p text:style-name="psCode"><text:span text:style-name="tsDiag"> &amp;&amp; systemctl mask systemd-remount-fs.service \</text:span></text:p>
              <text:p text:style-name="psCode"><text:span text:style-name="tsDiag">                dev-hugepages.mount \</text:span></text:p>
              <text:p text:style-name="psCode"><text:span text:style-name="tsDiag">                sys-fs-fuse-connections.mount \</text:span></text:p>
              <text:p text:style-name="psCode"><text:span text:style-name="tsDiag">                systemd-logind.service \</text:span></text:p>
              <text:p text:style-name="psCode"><text:span text:style-name="tsDiag">                getty.target \</text:span></text:p>
              <text:p text:style-name="psCode"><text:span text:style-name="tsDiag">                console-getty.service \</text:span></text:p>
              <text:p text:style-name="psCode"><text:span text:style-name="tsDiag">    2&gt;/dev/null || true</text:span></text:p>
              <text:p text:style-name="psCode"><text:span text:style-name="tsDiag"> </text:span></text:p>
              <text:p text:style-name="psCode"><text:span text:style-name="tsDiag">RUN mkdir -p /etc/systemd/journald.conf.d \</text:span></text:p>
              <text:p text:style-name="psCode"><text:span text:style-name="tsDiag"> &amp;&amp; printf '[Journal]\nStorage=volatile\nRuntimeMaxUse=20M\n' \</text:span></text:p>
              <text:p text:style-name="psCode"><text:span text:style-name="tsDiag">    &gt; /etc/systemd/journald.conf.d/lab.conf</text:span></text:p>
              <text:p text:style-name="psCode"><text:span text:style-name="tsDiag"> </text:span></text:p>
              <text:p text:style-name="psCode"><text:span text:style-name="tsDiag">EXPOSE 80 443 8080</text:span></text:p>
              <text:p text:style-name="psCode"><text:span text:style-name="tsDiag"> </text:span></text:p>
              <text:p text:style-name="psCode"><text:span text:style-name="tsDiag">STOPSIGNAL SIGRTMIN+3</text:span></text:p>
              <text:p text:style-name="psCode"><text:span text:style-name="tsDiag">CMD ["/sbin/init"]</text:span></text:p>
              <text:p text:style-name="psCode"><text:span text:style-name="tsDiag">EOF</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BASH</text:span></text:p>
          </draw:text-box>
        </draw:frame>
        <draw:frame draw:style-name="gsCode" svg:x="1cm" svg:y="3.3cm" svg:width="31.87cm" svg:height="14.5cm">
          <draw:text-box>
            <text:p text:style-name="psCode"><text:span text:style-name="tsCodeDyn_11_A8FF60_DejaVuSansMono">podman build -t firewalld-lab ~/firewalld-lab/</text:span><text:line-break/><text:span text:style-name="tsCodeDyn_11_A8FF60_DejaVuSansMono"> </text:span><text:line-break/><text:span text:style-name="tsCodeDyn_11_A8FF60_DejaVuSansMono">podman images firewalld-lab</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build -t firewalld-lab ~/firewalld-lab/</text:span></text:p>
              <text:p text:style-name="psCode"><text:span text:style-name="tsDiag"> </text:span></text:p>
              <text:p text:style-name="psCode"><text:span text:style-name="tsDiag">podman images firewalld-lab</text:span></text:p>
            </draw:text-box>
          </draw:frame>
        </presentation:notes>
      </draw:page>
      <draw:page draw:style-name="dpCode" draw:master-page-name="RHELDark">
        <draw:frame draw:style-name="gsFrame" svg:x="1cm" svg:y="0.4cm" svg:width="31.87cm" svg:height="2.6cm">
          <draw:text-box>
            <text:p text:style-name="psTitle"><text:span text:style-name="tsH1">4. Building the Lab Container Image — Code</text:span></text:p>
          </draw:text-box>
        </draw:frame>
        <draw:frame draw:style-name="gsCode" svg:x="1cm" svg:y="3.3cm" svg:width="31.87cm" svg:height="14.5cm">
          <draw:text-box>
            <text:p text:style-name="psCode"><text:span text:style-name="tsCodeDyn_11_A8FF60_DejaVuSansMono">REPOSITORY                TAG         IMAGE ID      CREATED        SIZE</text:span><text:line-break/><text:span text:style-name="tsCodeDyn_11_A8FF60_DejaVuSansMono">localhost/firewalld-lab   latest      a1b2c3d4e5f6  2 minutes ago  420 MB</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REPOSITORY                TAG         IMAGE ID      CREATED        SIZE</text:span></text:p>
              <text:p text:style-name="psCode"><text:span text:style-name="tsDiag">localhost/firewalld-lab   latest      a1b2c3d4e5f6  2 minutes ago  420 MB</text:span></text:p>
            </draw:text-box>
          </draw:frame>
        </presentation:notes>
      </draw:page>
      <draw:page draw:style-name="dpNormal" draw:master-page-name="RHELDark">
        <draw:frame draw:style-name="gsFrame" svg:x="1cm" svg:y="0.4cm" svg:width="31.87cm" svg:height="2.2cm">
          <draw:text-box>
            <text:p text:style-name="psTitle"><text:span text:style-name="tsH1">5. Podman Networks — Lab Topology</text:span></text:p>
          </draw:text-box>
        </draw:frame>
        <draw:frame draw:style-name="gsFrame" svg:x="1cm" svg:y="2.9cm" svg:width="31.87cm" svg:height="15.5cm">
          <draw:text-box>
            <text:p text:style-name="psBullet"><text:span text:style-name="tsBullet">Create three isolated networks to simulate the external, DMZ, and internal network segments:</text:span></text:p>
            <text:p text:style-name="psBullet"><text:span text:style-name="tsBullet">Verify networks were created:</text:span></text:p>
            <text:p text:style-name="psBullet"><text:span text:style-name="tsBullet">Expected output:</text:span></text:p>
            <text:p text:style-name="psBullet"><text:span text:style-name="tsBullet">💡 📝 NOTE — Podman's default network The podman network (172.16.0.0/24 by default) is the default for containers with no explicit network specified. Our lab containers always specify networks explicitly.</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reate three isolated networks to simulate the external, DMZ, and internal</text:span></text:p>
              <text:p text:style-name="psCode"><text:span text:style-name="tsDiag">network segments:</text:span></text:p>
              <text:p text:style-name="psCode"><text:span text:style-name="tsDiag"> </text:span></text:p>
              <text:p text:style-name="psCode"><text:span text:style-name="tsDiag">```bash</text:span></text:p>
              <text:p text:style-name="psCode"><text:span text:style-name="tsDiag">podman network create \</text:span></text:p>
              <text:p text:style-name="psCode"><text:span text:style-name="tsDiag">  --subnet 172.20.1.0/24 \</text:span></text:p>
              <text:p text:style-name="psCode"><text:span text:style-name="tsDiag">  --gateway 172.20.1.1 \</text:span></text:p>
              <text:p text:style-name="psCode"><text:span text:style-name="tsDiag">  labnet-external</text:span></text:p>
              <text:p text:style-name="psCode"><text:span text:style-name="tsDiag"> </text:span></text:p>
              <text:p text:style-name="psCode"><text:span text:style-name="tsDiag">podman network create \</text:span></text:p>
              <text:p text:style-name="psCode"><text:span text:style-name="tsDiag">  --subnet 172.20.2.0/24 \</text:span></text:p>
              <text:p text:style-name="psCode"><text:span text:style-name="tsDiag">  --gateway 172.20.2.1 \</text:span></text:p>
              <text:p text:style-name="psCode"><text:span text:style-name="tsDiag">  labnet-dmz</text:span></text:p>
              <text:p text:style-name="psCode"><text:span text:style-name="tsDiag"> </text:span></text:p>
              <text:p text:style-name="psCode"><text:span text:style-name="tsDiag">podman network create \</text:span></text:p>
              <text:p text:style-name="psCode"><text:span text:style-name="tsDiag">  --subnet 172.20.3.0/24 \</text:span></text:p>
              <text:p text:style-name="psCode"><text:span text:style-name="tsDiag">  --gateway 172.20.3.1 \</text:span></text:p>
              <text:p text:style-name="psCode"><text:span text:style-name="tsDiag">  labnet-internal</text:span></text:p>
              <text:p text:style-name="psCode"><text:span text:style-name="tsDiag">```</text:span></text:p>
              <text:p text:style-name="psCode"><text:span text:style-name="tsDiag"> </text:span></text:p>
              <text:p text:style-name="psCode"><text:span text:style-name="tsDiag">Verify networks were created:</text:span></text:p>
              <text:p text:style-name="psCode"><text:span text:style-name="tsDiag"> </text:span></text:p>
              <text:p text:style-name="psCode"><text:span text:style-name="tsDiag">```bash</text:span></text:p>
              <text:p text:style-name="psCode"><text:span text:style-name="tsDiag">podman network ls</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NETWORK ID    NAME              DRIVER</text:span></text:p>
              <text:p text:style-name="psCode"><text:span text:style-name="tsDiag">2211130d5022  labnet-dmz        bridge</text:span></text:p>
              <text:p text:style-name="psCode"><text:span text:style-name="tsDiag">afd6d261fd7e  labnet-external   bridge</text:span></text:p>
              <text:p text:style-name="psCode"><text:span text:style-name="tsDiag">3c42e7f2109a  labnet-internal   bridge</text:span></text:p>
              <text:p text:style-name="psCode"><text:span text:style-name="tsDiag">podman        podman            bridge</text:span></text:p>
              <text:p text:style-name="psCode"><text:span text:style-name="tsDiag">```</text:span></text:p>
              <text:p text:style-name="psCode"><text:span text:style-name="tsDiag"> </text:span></text:p>
              <text:p text:style-name="psCode"><text:span text:style-name="tsDiag">&gt; **📝 NOTE — Podman's default network**</text:span></text:p>
              <text:p text:style-name="psCode"><text:span text:style-name="tsDiag">&gt; The `podman` network (172.16.0.0/24 by default) is the default for containers</text:span></text:p>
              <text:p text:style-name="psCode"><text:span text:style-name="tsDiag">&gt; with no explicit network specified. Our lab containers always specify networks</text:span></text:p>
              <text:p text:style-name="psCode"><text:span text:style-name="tsDiag">&gt; explicitly.</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5. Podman Networks — Lab Topology — BASH</text:span></text:p>
          </draw:text-box>
        </draw:frame>
        <draw:frame draw:style-name="gsCode" svg:x="1cm" svg:y="3.3cm" svg:width="31.87cm" svg:height="14.5cm">
          <draw:text-box>
            <text:p text:style-name="psCode"><text:span text:style-name="tsCodeDyn_11_A8FF60_DejaVuSansMono">podman network create \</text:span><text:line-break/><text:span text:style-name="tsCodeDyn_11_A8FF60_DejaVuSansMono">  --subnet 172.20.1.0/24 \</text:span><text:line-break/><text:span text:style-name="tsCodeDyn_11_A8FF60_DejaVuSansMono">  --gateway 172.20.1.1 \</text:span><text:line-break/><text:span text:style-name="tsCodeDyn_11_A8FF60_DejaVuSansMono">  labnet-external</text:span><text:line-break/><text:span text:style-name="tsCodeDyn_11_A8FF60_DejaVuSansMono"> </text:span><text:line-break/><text:span text:style-name="tsCodeDyn_11_A8FF60_DejaVuSansMono">podman network create \</text:span><text:line-break/><text:span text:style-name="tsCodeDyn_11_A8FF60_DejaVuSansMono">  --subnet 172.20.2.0/24 \</text:span><text:line-break/><text:span text:style-name="tsCodeDyn_11_A8FF60_DejaVuSansMono">  --gateway 172.20.2.1 \</text:span><text:line-break/><text:span text:style-name="tsCodeDyn_11_A8FF60_DejaVuSansMono">  labnet-dmz</text:span><text:line-break/><text:span text:style-name="tsCodeDyn_11_A8FF60_DejaVuSansMono"> </text:span><text:line-break/><text:span text:style-name="tsCodeDyn_11_A8FF60_DejaVuSansMono">podman network create \</text:span><text:line-break/><text:span text:style-name="tsCodeDyn_11_A8FF60_DejaVuSansMono">  --subnet 172.20.3.0/24 \</text:span><text:line-break/><text:span text:style-name="tsCodeDyn_11_A8FF60_DejaVuSansMono">  --gateway 172.20.3.1 \</text:span><text:line-break/><text:span text:style-name="tsCodeDyn_11_A8FF60_DejaVuSansMono">  labnet-internal</text:span><text:line-break/><text:span text:style-name="tsCodeDyn_11_A8FF60_DejaVuSansMono"> </text:span><text:line-break/><text:span text:style-name="tsCodeDyn_11_A8FF60_DejaVuSansMono">podman network l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network create \</text:span></text:p>
              <text:p text:style-name="psCode"><text:span text:style-name="tsDiag">  --subnet 172.20.1.0/24 \</text:span></text:p>
              <text:p text:style-name="psCode"><text:span text:style-name="tsDiag">  --gateway 172.20.1.1 \</text:span></text:p>
              <text:p text:style-name="psCode"><text:span text:style-name="tsDiag">  labnet-external</text:span></text:p>
              <text:p text:style-name="psCode"><text:span text:style-name="tsDiag"> </text:span></text:p>
              <text:p text:style-name="psCode"><text:span text:style-name="tsDiag">podman network create \</text:span></text:p>
              <text:p text:style-name="psCode"><text:span text:style-name="tsDiag">  --subnet 172.20.2.0/24 \</text:span></text:p>
              <text:p text:style-name="psCode"><text:span text:style-name="tsDiag">  --gateway 172.20.2.1 \</text:span></text:p>
              <text:p text:style-name="psCode"><text:span text:style-name="tsDiag">  labnet-dmz</text:span></text:p>
              <text:p text:style-name="psCode"><text:span text:style-name="tsDiag"> </text:span></text:p>
              <text:p text:style-name="psCode"><text:span text:style-name="tsDiag">podman network create \</text:span></text:p>
              <text:p text:style-name="psCode"><text:span text:style-name="tsDiag">  --subnet 172.20.3.0/24 \</text:span></text:p>
              <text:p text:style-name="psCode"><text:span text:style-name="tsDiag">  --gateway 172.20.3.1 \</text:span></text:p>
              <text:p text:style-name="psCode"><text:span text:style-name="tsDiag">  labnet-internal</text:span></text:p>
              <text:p text:style-name="psCode"><text:span text:style-name="tsDiag"> </text:span></text:p>
              <text:p text:style-name="psCode"><text:span text:style-name="tsDiag">podman network ls</text:span></text:p>
            </draw:text-box>
          </draw:frame>
        </presentation:notes>
      </draw:page>
      <draw:page draw:style-name="dpCode" draw:master-page-name="RHELDark">
        <draw:frame draw:style-name="gsFrame" svg:x="1cm" svg:y="0.4cm" svg:width="31.87cm" svg:height="2.6cm">
          <draw:text-box>
            <text:p text:style-name="psTitle"><text:span text:style-name="tsH1">5. Podman Networks — Lab Topology — Code</text:span></text:p>
          </draw:text-box>
        </draw:frame>
        <draw:frame draw:style-name="gsCode" svg:x="1cm" svg:y="3.3cm" svg:width="31.87cm" svg:height="14.5cm">
          <draw:text-box>
            <text:p text:style-name="psCode"><text:span text:style-name="tsCodeDyn_11_A8FF60_DejaVuSansMono">NETWORK ID    NAME              DRIVER</text:span><text:line-break/><text:span text:style-name="tsCodeDyn_11_A8FF60_DejaVuSansMono">2211130d5022  labnet-dmz        bridge</text:span><text:line-break/><text:span text:style-name="tsCodeDyn_11_A8FF60_DejaVuSansMono">afd6d261fd7e  labnet-external   bridge</text:span><text:line-break/><text:span text:style-name="tsCodeDyn_11_A8FF60_DejaVuSansMono">3c42e7f2109a  labnet-internal   bridge</text:span><text:line-break/><text:span text:style-name="tsCodeDyn_11_A8FF60_DejaVuSansMono">podman        podman            bridg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NETWORK ID    NAME              DRIVER</text:span></text:p>
              <text:p text:style-name="psCode"><text:span text:style-name="tsDiag">2211130d5022  labnet-dmz        bridge</text:span></text:p>
              <text:p text:style-name="psCode"><text:span text:style-name="tsDiag">afd6d261fd7e  labnet-external   bridge</text:span></text:p>
              <text:p text:style-name="psCode"><text:span text:style-name="tsDiag">3c42e7f2109a  labnet-internal   bridge</text:span></text:p>
              <text:p text:style-name="psCode"><text:span text:style-name="tsDiag">podman        podman            bridge</text:span></text:p>
            </draw:text-box>
          </draw:frame>
        </presentation:notes>
      </draw:page>
      <draw:page draw:style-name="dpNormal" draw:master-page-name="RHELDark">
        <draw:frame draw:style-name="gsFrame" svg:x="1cm" svg:y="0.4cm" svg:width="31.87cm" svg:height="2.2cm">
          <draw:text-box>
            <text:p text:style-name="psTitle"><text:span text:style-name="tsH1">6. Starting Lab Nodes</text:span></text:p>
          </draw:text-box>
        </draw:frame>
        <draw:frame draw:style-name="gsFrame" svg:x="1cm" svg:y="2.9cm" svg:width="31.87cm" svg:height="15.5cm">
          <draw:text-box>
            <text:p text:style-name="psBullet"><text:span text:style-name="tsBullet">◆ 6.1 Single-node (most modules)</text:span></text:p>
            <text:p text:style-name="psBullet"><text:span text:style-name="tsBullet">◆ 6.2 Two-node topology (modules 03, 04, 06, 07)</text:span></text:p>
            <text:p text:style-name="psBullet"><text:span text:style-name="tsBullet">◆ 6.3 Three-node topology (module 05, 13)</text:span></text:p>
            <text:p text:style-name="psBullet"><text:span text:style-name="tsBullet">◆ 6.4 Accessing a nod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6.1 Single-node (most modules)</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ext:span></text:p>
              <text:p text:style-name="psCode"><text:span text:style-name="tsDiag">  --tmpfs /run \</text:span></text:p>
              <text:p text:style-name="psCode"><text:span text:style-name="tsDiag">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 6.2 Two-node topology (modules 03, 04, 06, 07)</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 6.3 Three-node topology (module 05, 13)</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podman network connect --ip 172.20.3.10 labnet-internal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run -d \</text:span></text:p>
              <text:p text:style-name="psCode"><text:span text:style-name="tsDiag">  --name node3 \</text:span></text:p>
              <text:p text:style-name="psCode"><text:span text:style-name="tsDiag">  --hostname node3 \</text:span></text:p>
              <text:p text:style-name="psCode"><text:span text:style-name="tsDiag">  --network labnet-internal:ip=172.20.3.3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 6.4 Accessing a node</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podman exec node1 firewall-cmd --stat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4.5cm">
          <draw:text-box>
            <text:p text:style-name="psCode"><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ext:span><text:line-break/><text:span text:style-name="tsCodeDyn_11_A8FF60_DejaVuSansMono">  --tmpfs /run \</text:span><text:line-break/><text:span text:style-name="tsCodeDyn_11_A8FF60_DejaVuSansMono">  --tmpfs /run/lock \</text:span><text:line-break/><text:span text:style-name="tsCodeDyn_11_A8FF60_DejaVuSansMono">  -v /sys/fs/cgroup:/sys/fs/cgroup:ro \</text:span><text:line-break/><text:span text:style-name="tsCodeDyn_11_A8FF60_DejaVuSansMono">  firewalld-lab</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ext:span></text:p>
              <text:p text:style-name="psCode"><text:span text:style-name="tsDiag">  --tmpfs /run \</text:span></text:p>
              <text:p text:style-name="psCode"><text:span text:style-name="tsDiag">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4.5cm">
          <draw:text-box>
            <text:p text:style-name="psCode"><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 </text:span><text:line-break/><text:span text:style-name="tsCodeDyn_11_A8FF60_DejaVuSansMono">podman run -d \</text:span><text:line-break/><text:span text:style-name="tsCodeDyn_11_A8FF60_DejaVuSansMono">  --name node2 \</text:span><text:line-break/><text:span text:style-name="tsCodeDyn_11_A8FF60_DejaVuSansMono">  --hostname node2 \</text:span><text:line-break/><text:span text:style-name="tsCodeDyn_11_A8FF60_DejaVuSansMono">  --network labnet-dmz:ip=172.20.2.2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4.5cm">
          <draw:text-box>
            <text:p text:style-name="psCode"><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podman network connect --ip 172.20.3.10 labnet-internal  node1</text:span><text:line-break/><text:span text:style-name="tsCodeDyn_11_A8FF60_DejaVuSansMono"> </text:span><text:line-break/><text:span text:style-name="tsCodeDyn_11_A8FF60_DejaVuSansMono">podman run -d \</text:span><text:line-break/><text:span text:style-name="tsCodeDyn_11_A8FF60_DejaVuSansMono">  --name node2 \</text:span><text:line-break/><text:span text:style-name="tsCodeDyn_11_A8FF60_DejaVuSansMono">  --hostname node2 \</text:span><text:line-break/><text:span text:style-name="tsCodeDyn_11_A8FF60_DejaVuSansMono">  --network labnet-dmz:ip=172.20.2.2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run -d \</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podman network connect --ip 172.20.3.10 labnet-internal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run -d \</text:span></text:p>
              <text:p text:style-name="psCode"><text:span text:style-name="tsDiag">  --name node3 \</text:span></text:p>
              <text:p text:style-name="psCode"><text:span text:style-name="tsDiag">  --hostname node3 \</text:span></text:p>
              <text:p text:style-name="psCode"><text:span text:style-name="tsDiag">  --network labnet-internal:ip=172.20.3.3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 (cont. 2)</text:span></text:p>
          </draw:text-box>
        </draw:frame>
        <draw:frame draw:style-name="gsCode" svg:x="1cm" svg:y="3.3cm" svg:width="31.87cm" svg:height="14.5cm">
          <draw:text-box>
            <text:p text:style-name="psCode"><text:span text:style-name="tsCodeDyn_11_A8FF60_DejaVuSansMono">  --name node3 \</text:span><text:line-break/><text:span text:style-name="tsCodeDyn_11_A8FF60_DejaVuSansMono">  --hostname node3 \</text:span><text:line-break/><text:span text:style-name="tsCodeDyn_11_A8FF60_DejaVuSansMono">  --network labnet-internal:ip=172.20.3.3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podman network connect --ip 172.20.3.10 labnet-internal  node1</text:span></text:p>
              <text:p text:style-name="psCode"><text:span text:style-name="tsDiag"> </text:span></text:p>
              <text:p text:style-name="psCode"><text:span text:style-name="tsDiag">podman run -d \</text:span></text:p>
              <text:p text:style-name="psCode"><text:span text:style-name="tsDiag">  --name node2 \</text:span></text:p>
              <text:p text:style-name="psCode"><text:span text:style-name="tsDiag">  --hostname node2 \</text:span></text:p>
              <text:p text:style-name="psCode"><text:span text:style-name="tsDiag">  --network labnet-dmz:ip=172.20.2.2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run -d \</text:span></text:p>
              <text:p text:style-name="psCode"><text:span text:style-name="tsDiag">  --name node3 \</text:span></text:p>
              <text:p text:style-name="psCode"><text:span text:style-name="tsDiag">  --hostname node3 \</text:span></text:p>
              <text:p text:style-name="psCode"><text:span text:style-name="tsDiag">  --network labnet-internal:ip=172.20.3.3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draw:text-box>
          </draw:frame>
        </presentation:notes>
      </draw:page>
      <draw:page draw:style-name="dpCode" draw:master-page-name="RHELDark">
        <draw:frame draw:style-name="gsFrame" svg:x="1cm" svg:y="0.4cm" svg:width="31.87cm" svg:height="2.6cm">
          <draw:text-box>
            <text:p text:style-name="psTitle"><text:span text:style-name="tsH1">6. Starting Lab Nodes — BASH</text:span></text:p>
          </draw:text-box>
        </draw:frame>
        <draw:frame draw:style-name="gsCode" svg:x="1cm" svg:y="3.3cm" svg:width="31.87cm" svg:height="14.5cm">
          <draw:text-box>
            <text:p text:style-name="psCode"><text:span text:style-name="tsCodeDyn_11_A8FF60_DejaVuSansMono">podman exec -it node1 bash</text:span><text:line-break/><text:span text:style-name="tsCodeDyn_11_A8FF60_DejaVuSansMono"> </text:span><text:line-break/><text:span text:style-name="tsCodeDyn_11_A8FF60_DejaVuSansMono">podman exec node1 firewall-cmd --stat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podman exec node1 firewall-cmd --state</text:span></text:p>
            </draw:text-box>
          </draw:frame>
        </presentation:notes>
      </draw:page>
      <draw:page draw:style-name="dpNormal" draw:master-page-name="RHELDark">
        <draw:frame draw:style-name="gsFrame" svg:x="1cm" svg:y="0.4cm" svg:width="31.87cm" svg:height="2.2cm">
          <draw:text-box>
            <text:p text:style-name="psTitle"><text:span text:style-name="tsH1">7. Helper Scripts</text:span></text:p>
          </draw:text-box>
        </draw:frame>
        <draw:frame draw:style-name="gsFrame" svg:x="1cm" svg:y="2.9cm" svg:width="31.87cm" svg:height="15.5cm">
          <draw:text-box>
            <text:p text:style-name="psBullet"><text:span text:style-name="tsBullet">To avoid typing long podman run commands repeatedly, save these helper scripts in ~/firewalld-lab/.</text:span></text:p>
            <text:p text:style-name="psBullet"><text:span text:style-name="tsBullet">◆ start-lab.sh — start all three nodes</text:span></text:p>
            <text:p text:style-name="psBullet"><text:span text:style-name="tsBullet">◆ stop-lab.sh — stop all nodes (preserves state)</text:span></text:p>
            <text:p text:style-name="psBullet"><text:span text:style-name="tsBullet">◆ reset-lab.sh — destroy and recreate all nodes from scratch</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o avoid typing long `podman run` commands repeatedly, save these helper scripts</text:span></text:p>
              <text:p text:style-name="psCode"><text:span text:style-name="tsDiag">in `~/firewalld-lab/`.</text:span></text:p>
              <text:p text:style-name="psCode"><text:span text:style-name="tsDiag"> </text:span></text:p>
              <text:p text:style-name="psCode"><text:span text:style-name="tsDiag">### `start-lab.sh` — start all three nodes</text:span></text:p>
              <text:p text:style-name="psCode"><text:span text:style-name="tsDiag"> </text:span></text:p>
              <text:p text:style-name="psCode"><text:span text:style-name="tsDiag">```bash</text:span></text:p>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text:p text:style-name="psCode"><text:span text:style-name="tsDiag">```</text:span></text:p>
              <text:p text:style-name="psCode"><text:span text:style-name="tsDiag"> </text:span></text:p>
              <text:p text:style-name="psCode"><text:span text:style-name="tsDiag">### `stop-lab.sh` — stop all nodes (preserves state)</text:span></text:p>
              <text:p text:style-name="psCode"><text:span text:style-name="tsDiag"> </text:span></text:p>
              <text:p text:style-name="psCode"><text:span text:style-name="tsDiag">```bash</text:span></text:p>
              <text:p text:style-name="psCode"><text:span text:style-name="tsDiag">cat &gt; ~/firewalld-lab/stop-lab.sh &lt;&lt; 'SCRIPT'</text:span></text:p>
              <text:p text:style-name="psCode"><text:span text:style-name="tsDiag">#!/usr/bin/env bash</text:span></text:p>
              <text:p text:style-name="psCode"><text:span text:style-name="tsDiag">for node in node1 node2 node3; do</text:span></text:p>
              <text:p text:style-name="psCode"><text:span text:style-name="tsDiag">  podman stop "$node" 2&gt;/dev/null &amp;&amp; echo "Stopped: $node" || true</text:span></text:p>
              <text:p text:style-name="psCode"><text:span text:style-name="tsDiag">done</text:span></text:p>
              <text:p text:style-name="psCode"><text:span text:style-name="tsDiag">SCRIPT</text:span></text:p>
              <text:p text:style-name="psCode"><text:span text:style-name="tsDiag">chmod +x ~/firewalld-lab/stop-lab.sh</text:span></text:p>
              <text:p text:style-name="psCode"><text:span text:style-name="tsDiag">```</text:span></text:p>
              <text:p text:style-name="psCode"><text:span text:style-name="tsDiag"> </text:span></text:p>
              <text:p text:style-name="psCode"><text:span text:style-name="tsDiag">### `reset-lab.sh` — destroy and recreate all nodes from scratch</text:span></text:p>
              <text:p text:style-name="psCode"><text:span text:style-name="tsDiag"> </text:span></text:p>
              <text:p text:style-name="psCode"><text:span text:style-name="tsDiag">```bash</text:span></text:p>
              <text:p text:style-name="psCode"><text:span text:style-name="tsDiag">cat &gt; ~/firewalld-lab/reset-lab.sh &lt;&lt; 'SCRIPT'</text:span></text:p>
              <text:p text:style-name="psCode"><text:span text:style-name="tsDiag">#!/usr/bin/env bash</text:span></text:p>
              <text:p text:style-name="psCode"><text:span text:style-name="tsDiag">set -euo pipefail</text:span></text:p>
              <text:p text:style-name="psCode"><text:span text:style-name="tsDiag">echo "WARNING: This will destroy all lab containers and remove firewall config."</text:span></text:p>
              <text:p text:style-name="psCode"><text:span text:style-name="tsDiag">read -rp "Continue? [y/N] " confirm</text:span></text:p>
              <text:p text:style-name="psCode"><text:span text:style-name="tsDiag">[[ "$confirm" == [yY] ]] || exit 1</text:span></text:p>
              <text:p text:style-name="psCode"><text:span text:style-name="tsDiag"> </text:span></text:p>
              <text:p text:style-name="psCode"><text:span text:style-name="tsDiag">for node in node1 node2 node3; do</text:span></text:p>
              <text:p text:style-name="psCode"><text:span text:style-name="tsDiag">  podman rm -f "$node" 2&gt;/dev/null &amp;&amp; echo "Removed: $node" || true</text:span></text:p>
              <text:p text:style-name="psCode"><text:span text:style-name="tsDiag">done</text:span></text:p>
              <text:p text:style-name="psCode"><text:span text:style-name="tsDiag"> </text:span></text:p>
              <text:p text:style-name="psCode"><text:span text:style-name="tsDiag">~/firewalld-lab/start-lab.sh</text:span></text:p>
              <text:p text:style-name="psCode"><text:span text:style-name="tsDiag">SCRIPT</text:span></text:p>
              <text:p text:style-name="psCode"><text:span text:style-name="tsDiag">chmod +x ~/firewalld-lab/reset-lab.sh</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text:span></text:p>
          </draw:text-box>
        </draw:frame>
        <draw:frame draw:style-name="gsCode" svg:x="1cm" svg:y="3.3cm" svg:width="31.87cm" svg:height="14.5cm">
          <draw:text-box>
            <text:p text:style-name="psCode"><text:span text:style-name="tsCodeDyn_11_A8FF60_DejaVuSansMono">cat &gt; ~/firewalld-lab/start-lab.sh &lt;&lt; 'SCRIPT'</text:span><text:line-break/><text:span text:style-name="tsCodeDyn_11_A8FF60_DejaVuSansMono">#!/usr/bin/env bash</text:span><text:line-break/><text:span text:style-name="tsCodeDyn_11_A8FF60_DejaVuSansMono">set -euo pipefail</text:span><text:line-break/><text:span text:style-name="tsCodeDyn_11_A8FF60_DejaVuSansMono"> </text:span><text:line-break/><text:span text:style-name="tsCodeDyn_11_A8FF60_DejaVuSansMono">for net in labnet-external labnet-dmz labnet-internal; do</text:span><text:line-break/><text:span text:style-name="tsCodeDyn_11_A8FF60_DejaVuSansMono">  podman network exists "$net" || true</text:span><text:line-break/><text:span text:style-name="tsCodeDyn_11_A8FF60_DejaVuSansMono">done</text:span><text:line-break/><text:span text:style-name="tsCodeDyn_11_A8FF60_DejaVuSansMono"> </text:span><text:line-break/><text:span text:style-name="tsCodeDyn_11_A8FF60_DejaVuSansMono">podman network exists labnet-external 2&gt;/dev/null || \</text:span><text:line-break/><text:span text:style-name="tsCodeDyn_11_A8FF60_DejaVuSansMono">  podman network create --subnet 172.20.1.0/24 --gateway 172.20.1.1 labnet-external</text:span><text:line-break/><text:span text:style-name="tsCodeDyn_11_A8FF60_DejaVuSansMono"> </text:span><text:line-break/><text:span text:style-name="tsCodeDyn_11_A8FF60_DejaVuSansMono">podman network exists labnet-dmz 2&gt;/dev/null || \</text:span><text:line-break/><text:span text:style-name="tsCodeDyn_11_A8FF60_DejaVuSansMono">  podman network create --subnet 172.20.2.0/24 --gateway 172.20.2.1 labnet-dmz</text:span><text:line-break/><text:span text:style-name="tsCodeDyn_11_A8FF60_DejaVuSansMono"> </text:span><text:line-break/><text:span text:style-name="tsCodeDyn_11_A8FF60_DejaVuSansMono">podman network exists labnet-internal 2&gt;/dev/null || \</text:span><text:line-break/><text:span text:style-name="tsCodeDyn_11_A8FF60_DejaVuSansMono">  podman network create --subnet 172.20.3.0/24 --gateway 172.20.3.1 labnet-internal</text:span><text:line-break/><text:span text:style-name="tsCodeDyn_11_A8FF60_DejaVuSansMono"> </text:span><text:line-break/><text:span text:style-name="tsCodeDyn_11_A8FF60_DejaVuSansMono">start_node() {</text:span><text:line-break/><text:span text:style-name="tsCodeDyn_11_A8FF60_DejaVuSansMono">  local name=$1; shift</text:span><text:line-break/><text:span text:style-name="tsCodeDyn_11_A8FF60_DejaVuSansMono">  if podman container exists "$name"; then</text:span><text:line-break/><text:span text:style-name="tsCodeDyn_11_A8FF60_DejaVuSansMono">    echo "Container $name already exists — skipping"</text:span><text:line-break/><text:span text:style-name="tsCodeDyn_11_A8FF60_DejaVuSansMono">    podman start "$name" 2&gt;/dev/null || true</text:span><text:line-break/><text:span text:style-name="tsCodeDyn_11_A8FF60_DejaVuSansMono">    return</text:span><text:line-break/><text:span text:style-name="tsCodeDyn_11_A8FF60_DejaVuSansMono">  fi</text:span><text:line-break/><text:span text:style-name="tsCodeDyn_11_A8FF60_DejaVuSansMono">  podman run -d \</text:span><text:line-break/><text:span text:style-name="tsCodeDyn_11_A8FF60_DejaVuSansMono">    --name "$name" \</text:span><text:line-break/><text:span text:style-name="tsCodeDyn_11_A8FF60_DejaVuSansMono">    --hostname "$name" \</text:span><text:line-break/><text:span text:style-name="tsCodeDyn_11_A8FF60_DejaVuSansMono">    --cap-add NET_ADMIN \</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 (cont. 2)</text:span></text:p>
          </draw:text-box>
        </draw:frame>
        <draw:frame draw:style-name="gsCode" svg:x="1cm" svg:y="3.3cm" svg:width="31.87cm" svg:height="14.5cm">
          <draw:text-box>
            <text:p text:style-name="psCode"><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 \</text:span><text:line-break/><text:span text:style-name="tsCodeDyn_11_A8FF60_DejaVuSansMono">    firewalld-lab</text:span><text:line-break/><text:span text:style-name="tsCodeDyn_11_A8FF60_DejaVuSansMono">  echo "Started: $name"</text:span><text:line-break/><text:span text:style-name="tsCodeDyn_11_A8FF60_DejaVuSansMono">}</text:span><text:line-break/><text:span text:style-name="tsCodeDyn_11_A8FF60_DejaVuSansMono"> </text:span><text:line-break/><text:span text:style-name="tsCodeDyn_11_A8FF60_DejaVuSansMono">start_node node1 --network labnet-external:ip=172.20.1.10</text:span><text:line-break/><text:span text:style-name="tsCodeDyn_11_A8FF60_DejaVuSansMono">podman network connect --ip 172.20.2.10 labnet-dmz     node1 2&gt;/dev/null || true</text:span><text:line-break/><text:span text:style-name="tsCodeDyn_11_A8FF60_DejaVuSansMono">podman network connect --ip 172.20.3.10 labnet-internal node1 2&gt;/dev/null || true</text:span><text:line-break/><text:span text:style-name="tsCodeDyn_11_A8FF60_DejaVuSansMono"> </text:span><text:line-break/><text:span text:style-name="tsCodeDyn_11_A8FF60_DejaVuSansMono">start_node node2 --network labnet-dmz:ip=172.20.2.20</text:span><text:line-break/><text:span text:style-name="tsCodeDyn_11_A8FF60_DejaVuSansMono">start_node node3 --network labnet-internal:ip=172.20.3.30</text:span><text:line-break/><text:span text:style-name="tsCodeDyn_11_A8FF60_DejaVuSansMono"> </text:span><text:line-break/><text:span text:style-name="tsCodeDyn_11_A8FF60_DejaVuSansMono">echo "Waiting for firewalld to start on all nodes..."</text:span><text:line-break/><text:span text:style-name="tsCodeDyn_11_A8FF60_DejaVuSansMono">for node in node1 node2 node3; do</text:span><text:line-break/><text:span text:style-name="tsCodeDyn_11_A8FF60_DejaVuSansMono">  for i in $(seq 1 15); do</text:span><text:line-break/><text:span text:style-name="tsCodeDyn_11_A8FF60_DejaVuSansMono">    if podman exec "$node" firewall-cmd --state 2&gt;/dev/null | grep -q running; then</text:span><text:line-break/><text:span text:style-name="tsCodeDyn_11_A8FF60_DejaVuSansMono">      echo "  $node: firewalld running"</text:span><text:line-break/><text:span text:style-name="tsCodeDyn_11_A8FF60_DejaVuSansMono">      break</text:span><text:line-break/><text:span text:style-name="tsCodeDyn_11_A8FF60_DejaVuSansMono">    fi</text:span><text:line-break/><text:span text:style-name="tsCodeDyn_11_A8FF60_DejaVuSansMono">    sleep 1</text:span><text:line-break/><text:span text:style-name="tsCodeDyn_11_A8FF60_DejaVuSansMono">  done</text:span><text:line-break/><text:span text:style-name="tsCodeDyn_11_A8FF60_DejaVuSansMono">don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 (cont. 3)</text:span></text:p>
          </draw:text-box>
        </draw:frame>
        <draw:frame draw:style-name="gsCode" svg:x="1cm" svg:y="3.3cm" svg:width="31.87cm" svg:height="14.5cm">
          <draw:text-box>
            <text:p text:style-name="psCode"><text:span text:style-name="tsCodeDyn_11_A8FF60_DejaVuSansMono">echo ""</text:span><text:line-break/><text:span text:style-name="tsCodeDyn_11_A8FF60_DejaVuSansMono">echo "Lab ready. Access nodes with:"</text:span><text:line-break/><text:span text:style-name="tsCodeDyn_11_A8FF60_DejaVuSansMono">echo "  podman exec -it node1 bash"</text:span><text:line-break/><text:span text:style-name="tsCodeDyn_11_A8FF60_DejaVuSansMono">echo "  podman exec -it node2 bash"</text:span><text:line-break/><text:span text:style-name="tsCodeDyn_11_A8FF60_DejaVuSansMono">echo "  podman exec -it node3 bash"</text:span><text:line-break/><text:span text:style-name="tsCodeDyn_11_A8FF60_DejaVuSansMono">SCRIPT</text:span><text:line-break/><text:span text:style-name="tsCodeDyn_11_A8FF60_DejaVuSansMono">chmod +x ~/firewalld-lab/start-lab.sh</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firewalld-lab/start-lab.sh &lt;&lt; 'SCRIPT'</text:span></text:p>
              <text:p text:style-name="psCode"><text:span text:style-name="tsDiag">#!/usr/bin/env bash</text:span></text:p>
              <text:p text:style-name="psCode"><text:span text:style-name="tsDiag">set -euo pipefail</text:span></text:p>
              <text:p text:style-name="psCode"><text:span text:style-name="tsDiag"> </text:span></text:p>
              <text:p text:style-name="psCode"><text:span text:style-name="tsDiag">for net in labnet-external labnet-dmz labnet-internal; do</text:span></text:p>
              <text:p text:style-name="psCode"><text:span text:style-name="tsDiag">  podman network exists "$net" || true</text:span></text:p>
              <text:p text:style-name="psCode"><text:span text:style-name="tsDiag">done</text:span></text:p>
              <text:p text:style-name="psCode"><text:span text:style-name="tsDiag"> </text:span></text:p>
              <text:p text:style-name="psCode"><text:span text:style-name="tsDiag">podman network exists labnet-external 2&gt;/dev/null || \</text:span></text:p>
              <text:p text:style-name="psCode"><text:span text:style-name="tsDiag">  podman network create --subnet 172.20.1.0/24 --gateway 172.20.1.1 labnet-external</text:span></text:p>
              <text:p text:style-name="psCode"><text:span text:style-name="tsDiag"> </text:span></text:p>
              <text:p text:style-name="psCode"><text:span text:style-name="tsDiag">podman network exists labnet-dmz 2&gt;/dev/null || \</text:span></text:p>
              <text:p text:style-name="psCode"><text:span text:style-name="tsDiag">  podman network create --subnet 172.20.2.0/24 --gateway 172.20.2.1 labnet-dmz</text:span></text:p>
              <text:p text:style-name="psCode"><text:span text:style-name="tsDiag"> </text:span></text:p>
              <text:p text:style-name="psCode"><text:span text:style-name="tsDiag">podman network exists labnet-internal 2&gt;/dev/null || \</text:span></text:p>
              <text:p text:style-name="psCode"><text:span text:style-name="tsDiag">  podman network create --subnet 172.20.3.0/24 --gateway 172.20.3.1 labnet-internal</text:span></text:p>
              <text:p text:style-name="psCode"><text:span text:style-name="tsDiag"> </text:span></text:p>
              <text:p text:style-name="psCode"><text:span text:style-name="tsDiag">start_node() {</text:span></text:p>
              <text:p text:style-name="psCode"><text:span text:style-name="tsDiag">  local name=$1; shift</text:span></text:p>
              <text:p text:style-name="psCode"><text:span text:style-name="tsDiag">  if podman container exists "$name"; then</text:span></text:p>
              <text:p text:style-name="psCode"><text:span text:style-name="tsDiag">    echo "Container $name already exists — skipping"</text:span></text:p>
              <text:p text:style-name="psCode"><text:span text:style-name="tsDiag">    podman start "$name" 2&gt;/dev/null || true</text:span></text:p>
              <text:p text:style-name="psCode"><text:span text:style-name="tsDiag">    return</text:span></text:p>
              <text:p text:style-name="psCode"><text:span text:style-name="tsDiag">  fi</text:span></text:p>
              <text:p text:style-name="psCode"><text:span text:style-name="tsDiag">  podman run -d \</text:span></text:p>
              <text:p text:style-name="psCode"><text:span text:style-name="tsDiag">    --name "$name" \</text:span></text:p>
              <text:p text:style-name="psCode"><text:span text:style-name="tsDiag">    --hostname "$name"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 \</text:span></text:p>
              <text:p text:style-name="psCode"><text:span text:style-name="tsDiag">    firewalld-lab</text:span></text:p>
              <text:p text:style-name="psCode"><text:span text:style-name="tsDiag">  echo "Started: $name"</text:span></text:p>
              <text:p text:style-name="psCode"><text:span text:style-name="tsDiag">}</text:span></text:p>
              <text:p text:style-name="psCode"><text:span text:style-name="tsDiag"> </text:span></text:p>
              <text:p text:style-name="psCode"><text:span text:style-name="tsDiag">start_node node1 --network labnet-external:ip=172.20.1.10</text:span></text:p>
              <text:p text:style-name="psCode"><text:span text:style-name="tsDiag">podman network connect --ip 172.20.2.10 labnet-dmz     node1 2&gt;/dev/null || true</text:span></text:p>
              <text:p text:style-name="psCode"><text:span text:style-name="tsDiag">podman network connect --ip 172.20.3.10 labnet-internal node1 2&gt;/dev/null || true</text:span></text:p>
              <text:p text:style-name="psCode"><text:span text:style-name="tsDiag"> </text:span></text:p>
              <text:p text:style-name="psCode"><text:span text:style-name="tsDiag">start_node node2 --network labnet-dmz:ip=172.20.2.20</text:span></text:p>
              <text:p text:style-name="psCode"><text:span text:style-name="tsDiag">start_node node3 --network labnet-internal:ip=172.20.3.30</text:span></text:p>
              <text:p text:style-name="psCode"><text:span text:style-name="tsDiag"> </text:span></text:p>
              <text:p text:style-name="psCode"><text:span text:style-name="tsDiag">echo "Waiting for firewalld to start on all nodes..."</text:span></text:p>
              <text:p text:style-name="psCode"><text:span text:style-name="tsDiag">for node in node1 node2 node3; do</text:span></text:p>
              <text:p text:style-name="psCode"><text:span text:style-name="tsDiag">  for i in $(seq 1 15); do</text:span></text:p>
              <text:p text:style-name="psCode"><text:span text:style-name="tsDiag">    if podman exec "$node" firewall-cmd --state 2&gt;/dev/null | grep -q running; then</text:span></text:p>
              <text:p text:style-name="psCode"><text:span text:style-name="tsDiag">      echo "  $node: firewalld running"</text:span></text:p>
              <text:p text:style-name="psCode"><text:span text:style-name="tsDiag">      break</text:span></text:p>
              <text:p text:style-name="psCode"><text:span text:style-name="tsDiag">    fi</text:span></text:p>
              <text:p text:style-name="psCode"><text:span text:style-name="tsDiag">    sleep 1</text:span></text:p>
              <text:p text:style-name="psCode"><text:span text:style-name="tsDiag">  done</text:span></text:p>
              <text:p text:style-name="psCode"><text:span text:style-name="tsDiag">done</text:span></text:p>
              <text:p text:style-name="psCode"><text:span text:style-name="tsDiag"> </text:span></text:p>
              <text:p text:style-name="psCode"><text:span text:style-name="tsDiag">echo ""</text:span></text:p>
              <text:p text:style-name="psCode"><text:span text:style-name="tsDiag">echo "Lab ready. Access nodes with:"</text:span></text:p>
              <text:p text:style-name="psCode"><text:span text:style-name="tsDiag">echo "  podman exec -it node1 bash"</text:span></text:p>
              <text:p text:style-name="psCode"><text:span text:style-name="tsDiag">echo "  podman exec -it node2 bash"</text:span></text:p>
              <text:p text:style-name="psCode"><text:span text:style-name="tsDiag">echo "  podman exec -it node3 bash"</text:span></text:p>
              <text:p text:style-name="psCode"><text:span text:style-name="tsDiag">SCRIPT</text:span></text:p>
              <text:p text:style-name="psCode"><text:span text:style-name="tsDiag">chmod +x ~/firewalld-lab/start-lab.sh</text:span></text:p>
            </draw:text-box>
          </draw:frame>
        </presentation:notes>
      </draw:page>
      <draw:page draw:style-name="dpCode" draw:master-page-name="RHELDark">
        <draw:frame draw:style-name="gsFrame" svg:x="1cm" svg:y="0.4cm" svg:width="31.87cm" svg:height="2.6cm">
          <draw:text-box>
            <text:p text:style-name="psTitle"><text:span text:style-name="tsH1">7. Helper Scripts — BASH</text:span></text:p>
          </draw:text-box>
        </draw:frame>
        <draw:frame draw:style-name="gsCode" svg:x="1cm" svg:y="3.3cm" svg:width="31.87cm" svg:height="14.5cm">
          <draw:text-box>
            <text:p text:style-name="psCode"><text:span text:style-name="tsCodeDyn_11_A8FF60_DejaVuSansMono">cat &gt; ~/firewalld-lab/stop-lab.sh &lt;&lt; 'SCRIPT'</text:span><text:line-break/><text:span text:style-name="tsCodeDyn_11_A8FF60_DejaVuSansMono">#!/usr/bin/env bash</text:span><text:line-break/><text:span text:style-name="tsCodeDyn_11_A8FF60_DejaVuSansMono">for node in node1 node2 node3; do</text:span><text:line-break/><text:span text:style-name="tsCodeDyn_11_A8FF60_DejaVuSansMono">  podman stop "$node" 2&gt;/dev/null &amp;&amp; echo "Stopped: $node" || true</text:span><text:line-break/><text:span text:style-name="tsCodeDyn_11_A8FF60_DejaVuSansMono">done</text:span><text:line-break/><text:span text:style-name="tsCodeDyn_11_A8FF60_DejaVuSansMono">SCRIPT</text:span><text:line-break/><text:span text:style-name="tsCodeDyn_11_A8FF60_DejaVuSansMono">chmod +x ~/firewalld-lab/stop-lab.sh</text:span><text:line-break/><text:span text:style-name="tsCodeDyn_11_A8FF60_DejaVuSansMono"> </text:span><text:line-break/><text:span text:style-name="tsCodeDyn_11_A8FF60_DejaVuSansMono">cat &gt; ~/firewalld-lab/reset-lab.sh &lt;&lt; 'SCRIPT'</text:span><text:line-break/><text:span text:style-name="tsCodeDyn_11_A8FF60_DejaVuSansMono">#!/usr/bin/env bash</text:span><text:line-break/><text:span text:style-name="tsCodeDyn_11_A8FF60_DejaVuSansMono">set -euo pipefail</text:span><text:line-break/><text:span text:style-name="tsCodeDyn_11_A8FF60_DejaVuSansMono">echo "WARNING: This will destroy all lab containers and remove firewall config."</text:span><text:line-break/><text:span text:style-name="tsCodeDyn_11_A8FF60_DejaVuSansMono">read -rp "Continue? [y/N] " confirm</text:span><text:line-break/><text:span text:style-name="tsCodeDyn_11_A8FF60_DejaVuSansMono">[[ "$confirm" == [yY] ]] || exit 1</text:span><text:line-break/><text:span text:style-name="tsCodeDyn_11_A8FF60_DejaVuSansMono"> </text:span><text:line-break/><text:span text:style-name="tsCodeDyn_11_A8FF60_DejaVuSansMono">for node in node1 node2 node3; do</text:span><text:line-break/><text:span text:style-name="tsCodeDyn_11_A8FF60_DejaVuSansMono">  podman rm -f "$node" 2&gt;/dev/null &amp;&amp; echo "Removed: $node" || true</text:span><text:line-break/><text:span text:style-name="tsCodeDyn_11_A8FF60_DejaVuSansMono">done</text:span><text:line-break/><text:span text:style-name="tsCodeDyn_11_A8FF60_DejaVuSansMono"> </text:span><text:line-break/><text:span text:style-name="tsCodeDyn_11_A8FF60_DejaVuSansMono">~/firewalld-lab/start-lab.sh</text:span><text:line-break/><text:span text:style-name="tsCodeDyn_11_A8FF60_DejaVuSansMono">SCRIPT</text:span><text:line-break/><text:span text:style-name="tsCodeDyn_11_A8FF60_DejaVuSansMono">chmod +x ~/firewalld-lab/reset-lab.sh</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t &gt; ~/firewalld-lab/stop-lab.sh &lt;&lt; 'SCRIPT'</text:span></text:p>
              <text:p text:style-name="psCode"><text:span text:style-name="tsDiag">#!/usr/bin/env bash</text:span></text:p>
              <text:p text:style-name="psCode"><text:span text:style-name="tsDiag">for node in node1 node2 node3; do</text:span></text:p>
              <text:p text:style-name="psCode"><text:span text:style-name="tsDiag">  podman stop "$node" 2&gt;/dev/null &amp;&amp; echo "Stopped: $node" || true</text:span></text:p>
              <text:p text:style-name="psCode"><text:span text:style-name="tsDiag">done</text:span></text:p>
              <text:p text:style-name="psCode"><text:span text:style-name="tsDiag">SCRIPT</text:span></text:p>
              <text:p text:style-name="psCode"><text:span text:style-name="tsDiag">chmod +x ~/firewalld-lab/stop-lab.sh</text:span></text:p>
              <text:p text:style-name="psCode"><text:span text:style-name="tsDiag"> </text:span></text:p>
              <text:p text:style-name="psCode"><text:span text:style-name="tsDiag">cat &gt; ~/firewalld-lab/reset-lab.sh &lt;&lt; 'SCRIPT'</text:span></text:p>
              <text:p text:style-name="psCode"><text:span text:style-name="tsDiag">#!/usr/bin/env bash</text:span></text:p>
              <text:p text:style-name="psCode"><text:span text:style-name="tsDiag">set -euo pipefail</text:span></text:p>
              <text:p text:style-name="psCode"><text:span text:style-name="tsDiag">echo "WARNING: This will destroy all lab containers and remove firewall config."</text:span></text:p>
              <text:p text:style-name="psCode"><text:span text:style-name="tsDiag">read -rp "Continue? [y/N] " confirm</text:span></text:p>
              <text:p text:style-name="psCode"><text:span text:style-name="tsDiag">[[ "$confirm" == [yY] ]] || exit 1</text:span></text:p>
              <text:p text:style-name="psCode"><text:span text:style-name="tsDiag"> </text:span></text:p>
              <text:p text:style-name="psCode"><text:span text:style-name="tsDiag">for node in node1 node2 node3; do</text:span></text:p>
              <text:p text:style-name="psCode"><text:span text:style-name="tsDiag">  podman rm -f "$node" 2&gt;/dev/null &amp;&amp; echo "Removed: $node" || true</text:span></text:p>
              <text:p text:style-name="psCode"><text:span text:style-name="tsDiag">done</text:span></text:p>
              <text:p text:style-name="psCode"><text:span text:style-name="tsDiag"> </text:span></text:p>
              <text:p text:style-name="psCode"><text:span text:style-name="tsDiag">~/firewalld-lab/start-lab.sh</text:span></text:p>
              <text:p text:style-name="psCode"><text:span text:style-name="tsDiag">SCRIPT</text:span></text:p>
              <text:p text:style-name="psCode"><text:span text:style-name="tsDiag">chmod +x ~/firewalld-lab/reset-lab.sh</text:span></text:p>
            </draw:text-box>
          </draw:frame>
        </presentation:notes>
      </draw:page>
      <draw:page draw:style-name="dpNormal" draw:master-page-name="RHELDark">
        <draw:frame draw:style-name="gsFrame" svg:x="1cm" svg:y="0.4cm" svg:width="31.87cm" svg:height="2.2cm">
          <draw:text-box>
            <text:p text:style-name="psTitle"><text:span text:style-name="tsH1">8. Verifying firewalld Inside a Node</text:span></text:p>
          </draw:text-box>
        </draw:frame>
        <draw:frame draw:style-name="gsFrame" svg:x="1cm" svg:y="2.9cm" svg:width="31.87cm" svg:height="15.5cm">
          <draw:text-box>
            <text:p text:style-name="psBullet"><text:span text:style-name="tsBullet">Once a node is running, verify that firewalld started correctly:</text:span></text:p>
            <text:p text:style-name="psBullet"><text:span text:style-name="tsBullet">Expected output (truncated):</text:span></text:p>
            <text:p text:style-name="psBullet"><text:span text:style-name="tsBullet">Expected --list-all output (fresh container):</text:span></text:p>
            <text:p text:style-name="psBullet"><text:span text:style-name="tsBullet">💡 📝 NOTE — cockpit and dhcpv6-client in the default zone These services appear in the default public zone because the base UBI image ships this as a reasonable default for cloud/server use. We will customise zones in Module 03. For now they are harmless inside our isolated container.</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Once a node is running, verify that firewalld started correctly:</text:span></text:p>
              <text:p text:style-name="psCode"><text:span text:style-name="tsDiag"> </text:span></text:p>
              <text:p text:style-name="psCode"><text:span text:style-name="tsDiag">```bash</text:span></text:p>
              <text:p text:style-name="psCode"><text:span text:style-name="tsDiag">podman exec node1 systemctl status firewalld</text:span></text:p>
              <text:p text:style-name="psCode"><text:span text:style-name="tsDiag">```</text:span></text:p>
              <text:p text:style-name="psCode"><text:span text:style-name="tsDiag"> </text:span></text:p>
              <text:p text:style-name="psCode"><text:span text:style-name="tsDiag">Expected output (truncated):</text:span></text:p>
              <text:p text:style-name="psCode"><text:span text:style-name="tsDiag">```</text:span></text:p>
              <text:p text:style-name="psCode"><text:span text:style-name="tsDiag">● firewalld.service - firewalld - dynamic firewall daemon</text:span></text:p>
              <text:p text:style-name="psCode"><text:span text:style-name="tsDiag">     Loaded: loaded (/usr/lib/systemd/system/firewalld.service; enabled)</text:span></text:p>
              <text:p text:style-name="psCode"><text:span text:style-name="tsDiag">     Active: active (running) since ...</text:span></text:p>
              <text:p text:style-name="psCode"><text:span text:style-name="tsDiag">       Docs: man:firewalld(1)</text:span></text:p>
              <text:p text:style-name="psCode"><text:span text:style-name="tsDiag">   Main PID: 42 (firewalld)</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exec node1 firewall-cmd --state</text:span></text:p>
              <text:p text:style-name="psCode"><text:span text:style-name="tsDiag"> </text:span></text:p>
              <text:p text:style-name="psCode"><text:span text:style-name="tsDiag">podman exec node1 firewall-cmd --get-default-zone</text:span></text:p>
              <text:p text:style-name="psCode"><text:span text:style-name="tsDiag"> </text:span></text:p>
              <text:p text:style-name="psCode"><text:span text:style-name="tsDiag">podman exec node1 firewall-cmd --get-active-zones</text:span></text:p>
              <text:p text:style-name="psCode"><text:span text:style-name="tsDiag"> </text:span></text:p>
              <text:p text:style-name="psCode"><text:span text:style-name="tsDiag">podman exec node1 firewall-cmd --list-all</text:span></text:p>
              <text:p text:style-name="psCode"><text:span text:style-name="tsDiag">```</text:span></text:p>
              <text:p text:style-name="psCode"><text:span text:style-name="tsDiag"> </text:span></text:p>
              <text:p text:style-name="psCode"><text:span text:style-name="tsDiag">Expected `--list-all` output (fresh container):</text:span></text:p>
              <text:p text:style-name="psCode"><text:span text:style-name="tsDiag">```</text:span></text:p>
              <text:p text:style-name="psCode"><text:span text:style-name="tsDiag">public (active)</text:span></text:p>
              <text:p text:style-name="psCode"><text:span text:style-name="tsDiag">  target: default</text:span></text:p>
              <text:p text:style-name="psCode"><text:span text:style-name="tsDiag">  icmp-block-inversion: no</text:span></text:p>
              <text:p text:style-name="psCode"><text:span text:style-name="tsDiag">  interfaces: eth0</text:span></text:p>
              <text:p text:style-name="psCode"><text:span text:style-name="tsDiag">  sources:</text:span></text:p>
              <text:p text:style-name="psCode"><text:span text:style-name="tsDiag">  services: cockpit dhcpv6-client ssh</text:span></text:p>
              <text:p text:style-name="psCode"><text:span text:style-name="tsDiag">  ports:</text:span></text:p>
              <text:p text:style-name="psCode"><text:span text:style-name="tsDiag">  protocols:</text:span></text:p>
              <text:p text:style-name="psCode"><text:span text:style-name="tsDiag">  forward: yes</text:span></text:p>
              <text:p text:style-name="psCode"><text:span text:style-name="tsDiag">  masquerade: no</text:span></text:p>
              <text:p text:style-name="psCode"><text:span text:style-name="tsDiag">  forward-ports:</text:span></text:p>
              <text:p text:style-name="psCode"><text:span text:style-name="tsDiag">  source-ports:</text:span></text:p>
              <text:p text:style-name="psCode"><text:span text:style-name="tsDiag">  icmp-blocks:</text:span></text:p>
              <text:p text:style-name="psCode"><text:span text:style-name="tsDiag">  rich rules:</text:span></text:p>
              <text:p text:style-name="psCode"><text:span text:style-name="tsDiag">```</text:span></text:p>
              <text:p text:style-name="psCode"><text:span text:style-name="tsDiag"> </text:span></text:p>
              <text:p text:style-name="psCode"><text:span text:style-name="tsDiag">&gt; **📝 NOTE — cockpit and dhcpv6-client in the default zone**</text:span></text:p>
              <text:p text:style-name="psCode"><text:span text:style-name="tsDiag">&gt; These services appear in the default `public` zone because the base UBI image</text:span></text:p>
              <text:p text:style-name="psCode"><text:span text:style-name="tsDiag">&gt; ships this as a reasonable default for cloud/server use. We will customise</text:span></text:p>
              <text:p text:style-name="psCode"><text:span text:style-name="tsDiag">&gt; zones in Module 03. For now they are harmless inside our isolated container.</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BASH</text:span></text:p>
          </draw:text-box>
        </draw:frame>
        <draw:frame draw:style-name="gsCode" svg:x="1cm" svg:y="3.3cm" svg:width="31.87cm" svg:height="14.5cm">
          <draw:text-box>
            <text:p text:style-name="psCode"><text:span text:style-name="tsCodeDyn_11_A8FF60_DejaVuSansMono">podman exec node1 systemctl status firewall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node1 systemctl status firewalld</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Code</text:span></text:p>
          </draw:text-box>
        </draw:frame>
        <draw:frame draw:style-name="gsCode" svg:x="1cm" svg:y="3.3cm" svg:width="31.87cm" svg:height="14.5cm">
          <draw:text-box>
            <text:p text:style-name="psCode"><text:span text:style-name="tsCodeDyn_11_A8FF60_DejaVuSansMono">● firewalld.service - firewalld - dynamic firewall daemon</text:span><text:line-break/><text:span text:style-name="tsCodeDyn_11_A8FF60_DejaVuSansMono">     Loaded: loaded (/usr/lib/systemd/system/firewalld.service; enabled)</text:span><text:line-break/><text:span text:style-name="tsCodeDyn_11_A8FF60_DejaVuSansMono">     Active: active (running) since ...</text:span><text:line-break/><text:span text:style-name="tsCodeDyn_11_A8FF60_DejaVuSansMono">       Docs: man:firewalld(1)</text:span><text:line-break/><text:span text:style-name="tsCodeDyn_11_A8FF60_DejaVuSansMono">   Main PID: 42 (firewalld)</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firewalld.service - firewalld - dynamic firewall daemon</text:span></text:p>
              <text:p text:style-name="psCode"><text:span text:style-name="tsDiag">     Loaded: loaded (/usr/lib/systemd/system/firewalld.service; enabled)</text:span></text:p>
              <text:p text:style-name="psCode"><text:span text:style-name="tsDiag">     Active: active (running) since ...</text:span></text:p>
              <text:p text:style-name="psCode"><text:span text:style-name="tsDiag">       Docs: man:firewalld(1)</text:span></text:p>
              <text:p text:style-name="psCode"><text:span text:style-name="tsDiag">   Main PID: 42 (firewalld)</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BASH</text:span></text:p>
          </draw:text-box>
        </draw:frame>
        <draw:frame draw:style-name="gsCode" svg:x="1cm" svg:y="3.3cm" svg:width="31.87cm" svg:height="14.5cm">
          <draw:text-box>
            <text:p text:style-name="psCode"><text:span text:style-name="tsCodeDyn_11_A8FF60_DejaVuSansMono">podman exec node1 firewall-cmd --state</text:span><text:line-break/><text:span text:style-name="tsCodeDyn_11_A8FF60_DejaVuSansMono"> </text:span><text:line-break/><text:span text:style-name="tsCodeDyn_11_A8FF60_DejaVuSansMono">podman exec node1 firewall-cmd --get-default-zone</text:span><text:line-break/><text:span text:style-name="tsCodeDyn_11_A8FF60_DejaVuSansMono"> </text:span><text:line-break/><text:span text:style-name="tsCodeDyn_11_A8FF60_DejaVuSansMono">podman exec node1 firewall-cmd --get-active-zones</text:span><text:line-break/><text:span text:style-name="tsCodeDyn_11_A8FF60_DejaVuSansMono"> </text:span><text:line-break/><text:span text:style-name="tsCodeDyn_11_A8FF60_DejaVuSansMono">podman exec node1 firewall-cmd --list-all</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node1 firewall-cmd --state</text:span></text:p>
              <text:p text:style-name="psCode"><text:span text:style-name="tsDiag"> </text:span></text:p>
              <text:p text:style-name="psCode"><text:span text:style-name="tsDiag">podman exec node1 firewall-cmd --get-default-zone</text:span></text:p>
              <text:p text:style-name="psCode"><text:span text:style-name="tsDiag"> </text:span></text:p>
              <text:p text:style-name="psCode"><text:span text:style-name="tsDiag">podman exec node1 firewall-cmd --get-active-zones</text:span></text:p>
              <text:p text:style-name="psCode"><text:span text:style-name="tsDiag"> </text:span></text:p>
              <text:p text:style-name="psCode"><text:span text:style-name="tsDiag">podman exec node1 firewall-cmd --list-all</text:span></text:p>
            </draw:text-box>
          </draw:frame>
        </presentation:notes>
      </draw:page>
      <draw:page draw:style-name="dpCode" draw:master-page-name="RHELDark">
        <draw:frame draw:style-name="gsFrame" svg:x="1cm" svg:y="0.4cm" svg:width="31.87cm" svg:height="2.6cm">
          <draw:text-box>
            <text:p text:style-name="psTitle"><text:span text:style-name="tsH1">8. Verifying firewalld Inside a Node — Code</text:span></text:p>
          </draw:text-box>
        </draw:frame>
        <draw:frame draw:style-name="gsCode" svg:x="1cm" svg:y="3.3cm" svg:width="31.87cm" svg:height="14.5cm">
          <draw:text-box>
            <text:p text:style-name="psCode"><text:span text:style-name="tsCodeDyn_11_A8FF60_DejaVuSansMono">public (active)</text:span><text:line-break/><text:span text:style-name="tsCodeDyn_11_A8FF60_DejaVuSansMono">  target: default</text:span><text:line-break/><text:span text:style-name="tsCodeDyn_11_A8FF60_DejaVuSansMono">  icmp-block-inversion: no</text:span><text:line-break/><text:span text:style-name="tsCodeDyn_11_A8FF60_DejaVuSansMono">  interfaces: eth0</text:span><text:line-break/><text:span text:style-name="tsCodeDyn_11_A8FF60_DejaVuSansMono">  sources:</text:span><text:line-break/><text:span text:style-name="tsCodeDyn_11_A8FF60_DejaVuSansMono">  services: cockpit dhcpv6-client ssh</text:span><text:line-break/><text:span text:style-name="tsCodeDyn_11_A8FF60_DejaVuSansMono">  ports:</text:span><text:line-break/><text:span text:style-name="tsCodeDyn_11_A8FF60_DejaVuSansMono">  protocols:</text:span><text:line-break/><text:span text:style-name="tsCodeDyn_11_A8FF60_DejaVuSansMono">  forward: yes</text:span><text:line-break/><text:span text:style-name="tsCodeDyn_11_A8FF60_DejaVuSansMono">  masquerade: no</text:span><text:line-break/><text:span text:style-name="tsCodeDyn_11_A8FF60_DejaVuSansMono">  forward-ports:</text:span><text:line-break/><text:span text:style-name="tsCodeDyn_11_A8FF60_DejaVuSansMono">  source-ports:</text:span><text:line-break/><text:span text:style-name="tsCodeDyn_11_A8FF60_DejaVuSansMono">  icmp-blocks:</text:span><text:line-break/><text:span text:style-name="tsCodeDyn_11_A8FF60_DejaVuSansMono">  rich rule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ublic (active)</text:span></text:p>
              <text:p text:style-name="psCode"><text:span text:style-name="tsDiag">  target: default</text:span></text:p>
              <text:p text:style-name="psCode"><text:span text:style-name="tsDiag">  icmp-block-inversion: no</text:span></text:p>
              <text:p text:style-name="psCode"><text:span text:style-name="tsDiag">  interfaces: eth0</text:span></text:p>
              <text:p text:style-name="psCode"><text:span text:style-name="tsDiag">  sources:</text:span></text:p>
              <text:p text:style-name="psCode"><text:span text:style-name="tsDiag">  services: cockpit dhcpv6-client ssh</text:span></text:p>
              <text:p text:style-name="psCode"><text:span text:style-name="tsDiag">  ports:</text:span></text:p>
              <text:p text:style-name="psCode"><text:span text:style-name="tsDiag">  protocols:</text:span></text:p>
              <text:p text:style-name="psCode"><text:span text:style-name="tsDiag">  forward: yes</text:span></text:p>
              <text:p text:style-name="psCode"><text:span text:style-name="tsDiag">  masquerade: no</text:span></text:p>
              <text:p text:style-name="psCode"><text:span text:style-name="tsDiag">  forward-ports:</text:span></text:p>
              <text:p text:style-name="psCode"><text:span text:style-name="tsDiag">  source-ports:</text:span></text:p>
              <text:p text:style-name="psCode"><text:span text:style-name="tsDiag">  icmp-blocks:</text:span></text:p>
              <text:p text:style-name="psCode"><text:span text:style-name="tsDiag">  rich rules:</text:span></text:p>
            </draw:text-box>
          </draw:frame>
        </presentation:notes>
      </draw:page>
      <draw:page draw:style-name="dpNormal" draw:master-page-name="RHELDark">
        <draw:frame draw:style-name="gsFrame" svg:x="1cm" svg:y="0.4cm" svg:width="31.87cm" svg:height="2.2cm">
          <draw:text-box>
            <text:p text:style-name="psTitle"><text:span text:style-name="tsH1">9. Topology Reference Table</text:span></text:p>
          </draw:text-box>
        </draw:frame>
        <draw:frame draw:style-name="gsFrame" svg:x="1cm" svg:y="2.9cm" svg:width="31.87cm" svg:height="15.5cm">
          <draw:text-box>
            <text:p text:style-name="psBullet"><text:span text:style-name="tsBullet">Use this table as a quick reference when each module says "start the two-node topology":</text:span></text:p>
            <text:p text:style-name="psBullet"><text:span text:style-name="tsBullet">Each module header specifies exactly which topology it uses and includes the exact start commands if they differ from the defaults abov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Use this table as a quick reference when each module says "start the two-node</text:span></text:p>
              <text:p text:style-name="psCode"><text:span text:style-name="tsDiag">topology":</text:span></text:p>
              <text:p text:style-name="psCode"><text:span text:style-name="tsDiag"> </text:span></text:p>
              <text:p text:style-name="psCode"><text:span text:style-name="tsDiag">| Topology | Nodes | Networks | Used In |</text:span></text:p>
              <text:p text:style-name="psCode"><text:span text:style-name="tsDiag">|----------|-------|----------|---------|</text:span></text:p>
              <text:p text:style-name="psCode"><text:span text:style-name="tsDiag">| **Single** | node1 only | labnet-external | Modules 01, 02, 04, 06, 09, 10, 11, 12 |</text:span></text:p>
              <text:p text:style-name="psCode"><text:span text:style-name="tsDiag">| **Two-node** | node1 + node2 | external + dmz | Modules 03, 07 |</text:span></text:p>
              <text:p text:style-name="psCode"><text:span text:style-name="tsDiag">| **Three-node** | node1 + node2 + node3 | external + dmz + internal | Modules 05, 08, 13 |</text:span></text:p>
              <text:p text:style-name="psCode"><text:span text:style-name="tsDiag"> </text:span></text:p>
              <text:p text:style-name="psCode"><text:span text:style-name="tsDiag">Each module header specifies exactly which topology it uses and includes the</text:span></text:p>
              <text:p text:style-name="psCode"><text:span text:style-name="tsDiag">exact start commands if they differ from the defaults above.</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Normal" draw:master-page-name="RHELDark">
        <draw:frame draw:style-name="gsFrame" svg:x="1cm" svg:y="0.4cm" svg:width="31.87cm" svg:height="2cm">
          <draw:text-box>
            <text:p text:style-name="psTitle"><text:span text:style-name="tsH1">9. Topology Reference Table</text:span></text:p>
          </draw:text-box>
        </draw:frame>
        <draw:frame draw:style-name="gsFrame" svg:x="1cm" svg:y="2.8cm" svg:width="31.87cm" svg:height="15.8cm">
          <table:table table:name="mdtable">
            <table:table-column table:style-name="tcCol_140141250319840_892"/>
            <table:table-column table:style-name="tcCol_140141250319840_765"/>
            <table:table-column table:style-name="tcCol_140141250319840_765"/>
            <table:table-column table:style-name="tcCol_140141250319840_765"/>
            <table:table-row>
              <table:table-cell table:style-name="tcsHeader">
                <text:p text:style-name="psCell"><text:span text:style-name="tsTh">Topology</text:span></text:p>
              </table:table-cell>
              <table:table-cell table:style-name="tcsHeader">
                <text:p text:style-name="psCell"><text:span text:style-name="tsTh">Nodes</text:span></text:p>
              </table:table-cell>
              <table:table-cell table:style-name="tcsHeader">
                <text:p text:style-name="psCell"><text:span text:style-name="tsTh">Networks</text:span></text:p>
              </table:table-cell>
              <table:table-cell table:style-name="tcsHeader">
                <text:p text:style-name="psCell"><text:span text:style-name="tsTh">Used In</text:span></text:p>
              </table:table-cell>
            </table:table-row>
            <table:table-row>
              <table:table-cell table:style-name="tcsRowA">
                <text:p text:style-name="psCell"><text:span text:style-name="tsTd">Single</text:span></text:p>
              </table:table-cell>
              <table:table-cell table:style-name="tcsRowA">
                <text:p text:style-name="psCell"><text:span text:style-name="tsTd">node1 only</text:span></text:p>
              </table:table-cell>
              <table:table-cell table:style-name="tcsRowA">
                <text:p text:style-name="psCell"><text:span text:style-name="tsTd">labnet-external</text:span></text:p>
              </table:table-cell>
              <table:table-cell table:style-name="tcsRowA">
                <text:p text:style-name="psCell"><text:span text:style-name="tsTd">Modules 01, 02, 04, 06, 09, 10, 11, 12</text:span></text:p>
              </table:table-cell>
            </table:table-row>
            <table:table-row>
              <table:table-cell table:style-name="tcsRowB">
                <text:p text:style-name="psCell"><text:span text:style-name="tsTd">Two-node</text:span></text:p>
              </table:table-cell>
              <table:table-cell table:style-name="tcsRowB">
                <text:p text:style-name="psCell"><text:span text:style-name="tsTd">node1 + node2</text:span></text:p>
              </table:table-cell>
              <table:table-cell table:style-name="tcsRowB">
                <text:p text:style-name="psCell"><text:span text:style-name="tsTd">external + dmz</text:span></text:p>
              </table:table-cell>
              <table:table-cell table:style-name="tcsRowB">
                <text:p text:style-name="psCell"><text:span text:style-name="tsTd">Modules 03, 07</text:span></text:p>
              </table:table-cell>
            </table:table-row>
            <table:table-row>
              <table:table-cell table:style-name="tcsRowA">
                <text:p text:style-name="psCell"><text:span text:style-name="tsTd">Three-node</text:span></text:p>
              </table:table-cell>
              <table:table-cell table:style-name="tcsRowA">
                <text:p text:style-name="psCell"><text:span text:style-name="tsTd">node1 + node2 + node3</text:span></text:p>
              </table:table-cell>
              <table:table-cell table:style-name="tcsRowA">
                <text:p text:style-name="psCell"><text:span text:style-name="tsTd">external + dmz + internal</text:span></text:p>
              </table:table-cell>
              <table:table-cell table:style-name="tcsRowA">
                <text:p text:style-name="psCell"><text:span text:style-name="tsTd">Modules 05, 08, 13</text:span></text:p>
              </table:table-cell>
            </table:table-row>
          </table:table>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Topology | Nodes | Networks | Used In</text:span></text:p>
              <text:p text:style-name="psCode"><text:span text:style-name="tsDiag">------------------------------------------------------------</text:span></text:p>
              <text:p text:style-name="psCode"><text:span text:style-name="tsDiag">Single | node1 only | labnet-external | Modules 01, 02, 04, 06, 09, 10, 11, 12</text:span></text:p>
              <text:p text:style-name="psCode"><text:span text:style-name="tsDiag">Two-node | node1 + node2 | external + dmz | Modules 03, 07</text:span></text:p>
              <text:p text:style-name="psCode"><text:span text:style-name="tsDiag">Three-node | node1 + node2 + node3 | external + dmz + internal | Modules 05, 08, 13</text:span></text:p>
            </draw:text-box>
          </draw:frame>
        </presentation:notes>
      </draw:page>
      <draw:page draw:style-name="dpLab" draw:master-page-name="RHELDark">
        <draw:frame draw:style-name="gsBanner" svg:x="0cm" svg:y="0cm" svg:width="33.87cm" svg:height="2.8cm">
          <draw:text-box>
            <text:p text:style-name="psTitle"><text:span text:style-name="tsH1Lab">🔧  Lab 0 — Spin Up and Verify</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Build the image, start node1, verify firewalld is running, and explore the initial state.</text:span></text:p>
            <text:p text:style-name="psBullet"><text:span text:style-name="tsLabStep">◆ Step 1 — Build the image</text:span></text:p>
            <text:p text:style-name="psBullet"><text:span text:style-name="tsLabStep">Expected: Build completes with Successfully tagged localhost/firewalld-lab:latest</text:span></text:p>
            <text:p text:style-name="psBullet"><text:span text:style-name="tsLabStep">◆ Step 2 — Create networks</text:span></text:p>
            <text:p text:style-name="psBullet"><text:span text:style-name="tsLabStep">◆ Step 3 — Start node1</text:span></text:p>
            <text:p text:style-name="psBullet"><text:span text:style-name="tsLabStep">◆ Step 4 — Wait for systemd to initialise</text:span></text:p>
            <text:p text:style-name="psBullet"><text:span text:style-name="tsLabStep">If you see running, proceed. If you see not running, wait a few more seconds and try again — systemd is still booting.</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ep 5 — Explore the initial state</text:span></text:p>
              <text:p text:style-name="psCode"><text:span text:style-name="tsDiag">Open a shell in node1:</text:span></text:p>
              <text:p text:style-name="psCode"><text:span text:style-name="tsDiag">Now inside the container, run these exploration commands:</text:span></text:p>
              <text:p text:style-name="psCode"><text:span text:style-name="tsDiag">💡 💡 CONCEPT CHECK Notice that /etc/firewalld/zones/ may be empty, yet firewall-cmd --get-zones shows many zones. Where are the default zone definitions stored?</text:span></text:p>
              <text:p text:style-name="psCode"><text:span text:style-name="tsDiag">💡 Answer: /usr/lib/firewalld/zones/ contains the shipped defaults. Files in /etc/firewalld/zones/ are overrides — only customised zones appear there. This mirrors how systemd handles unit files.</text:span></text:p>
              <text:p text:style-name="psCode"><text:span text:style-name="tsDiag">◆ Step 6 — Inspect the nftables ruleset</text:span></text:p>
              <text:p text:style-name="psCode"><text:span text:style-name="tsDiag">You should see a set of tables, chains, and rules that firewalld has generated. We will study every line of this output in Module 02. For now, observe that:</text:span></text:p>
              <text:p text:style-name="psCode"><text:span text:style-name="tsDiag">→ There is a table called inet firewalld</text:span></text:p>
              <text:p text:style-name="psCode"><text:span text:style-name="tsDiag">→ There are chains with names like filterINPUT, filterFORWARD</text:span></text:p>
              <text:p text:style-name="psCode"><text:span text:style-name="tsDiag">→ There are rules referencing zones by name</text:span></text:p>
              <text:p text:style-name="psCode"><text:span text:style-name="tsDiag">💡 💡 CONCEPT CHECK Notice that nft list ruleset shows rules, but firewall-cmd --list-all shows services and ports — these are two different views of the same firewall. firewalld translates its zone/service config into nftables rules. Module 02 explains the full translation in detail.</text:span></text:p>
              <text:p text:style-name="psCode"><text:span text:style-name="tsDiag">◆ Step 7 — Make a change and observe it</text:span></text:p>
              <text:p text:style-name="psCode"><text:span text:style-name="tsDiag">💡 💡 CONCEPT CHECK You added a service without --permanent. Exit the container and restart it: ```bash exit podman restart node1 sleep 3 podman exec node1 firewall-cmd --zone=public --list-services ``` The http service should be gone. This demonstrates the runtime vs permanent distinction that Module 01 covers in full depth.</text:span></text:p>
              <text:p text:style-name="psCode"><text:span text:style-name="tsDiag">◆ Step 8 — Exit and verify from outside</text:span></text:p>
              <text:p text:style-name="psCode"><text:span text:style-name="tsDiag">↑ Back to TOC</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Build the image, start node1, verify firewalld is running, and</text:span></text:p>
              <text:p text:style-name="psCode"><text:span text:style-name="tsDiag">explore the initial state.</text:span></text:p>
              <text:p text:style-name="psCode"><text:span text:style-name="tsDiag"> </text:span></text:p>
              <text:p text:style-name="psCode"><text:span text:style-name="tsDiag">---</text:span></text:p>
              <text:p text:style-name="psCode"><text:span text:style-name="tsDiag"> </text:span></text:p>
              <text:p text:style-name="psCode"><text:span text:style-name="tsDiag">### Step 1 — Build the image</text:span></text:p>
              <text:p text:style-name="psCode"><text:span text:style-name="tsDiag"> </text:span></text:p>
              <text:p text:style-name="psCode"><text:span text:style-name="tsDiag">```bash</text:span></text:p>
              <text:p text:style-name="psCode"><text:span text:style-name="tsDiag">mkdir -p ~/firewalld-lab</text:span></text:p>
              <text:p text:style-name="psCode"><text:span text:style-name="tsDiag">podman build -t firewalld-lab ~/firewalld-lab/</text:span></text:p>
              <text:p text:style-name="psCode"><text:span text:style-name="tsDiag">```</text:span></text:p>
              <text:p text:style-name="psCode"><text:span text:style-name="tsDiag"> </text:span></text:p>
              <text:p text:style-name="psCode"><text:span text:style-name="tsDiag">Expected: Build completes with `Successfully tagged localhost/firewalld-lab:latest`</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reate networks</text:span></text:p>
              <text:p text:style-name="psCode"><text:span text:style-name="tsDiag"> </text:span></text:p>
              <text:p text:style-name="psCode"><text:span text:style-name="tsDiag">```bash</text:span></text:p>
              <text:p text:style-name="psCode"><text:span text:style-name="tsDiag">podman network create --subnet 172.20.1.0/24 --gateway 172.20.1.1 labnet-external</text:span></text:p>
              <text:p text:style-name="psCode"><text:span text:style-name="tsDiag">podman network create --subnet 172.20.2.0/24 --gateway 172.20.2.1 labnet-dmz</text:span></text:p>
              <text:p text:style-name="psCode"><text:span text:style-name="tsDiag">podman network create --subnet 172.20.3.0/24 --gateway 172.20.3.1 labnet-interna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Start node1</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Wait for systemd to initialise</text:span></text:p>
              <text:p text:style-name="psCode"><text:span text:style-name="tsDiag"> </text:span></text:p>
              <text:p text:style-name="psCode"><text:span text:style-name="tsDiag">```bash</text:span></text:p>
              <text:p text:style-name="psCode"><text:span text:style-name="tsDiag">sleep 3</text:span></text:p>
              <text:p text:style-name="psCode"><text:span text:style-name="tsDiag">podman exec node1 firewall-cmd --state</text:span></text:p>
              <text:p text:style-name="psCode"><text:span text:style-name="tsDiag">```</text:span></text:p>
              <text:p text:style-name="psCode"><text:span text:style-name="tsDiag"> </text:span></text:p>
              <text:p text:style-name="psCode"><text:span text:style-name="tsDiag">If you see `running`, proceed. If you see `not running`, wait a few more seconds</text:span></text:p>
              <text:p text:style-name="psCode"><text:span text:style-name="tsDiag">and try again — systemd is still bootin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Explore the initial state</text:span></text:p>
              <text:p text:style-name="psCode"><text:span text:style-name="tsDiag"> </text:span></text:p>
              <text:p text:style-name="psCode"><text:span text:style-name="tsDiag">Open a shell in node1:</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text:span></text:p>
              <text:p text:style-name="psCode"><text:span text:style-name="tsDiag"> </text:span></text:p>
              <text:p text:style-name="psCode"><text:span text:style-name="tsDiag">Now inside the container, run these exploration commands:</text:span></text:p>
              <text:p text:style-name="psCode"><text:span text:style-name="tsDiag"> </text:span></text:p>
              <text:p text:style-name="psCode"><text:span text:style-name="tsDiag">```bash</text:span></text:p>
              <text:p text:style-name="psCode"><text:span text:style-name="tsDiag">ls /etc/firewall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text:span></text:p>
              <text:p text:style-name="psCode"><text:span text:style-name="tsDiag"> </text:span></text:p>
              <text:p text:style-name="psCode"><text:span text:style-name="tsDiag">firewall-cmd --get-services | tr ' ' '\n' | head -20</text:span></text:p>
              <text:p text:style-name="psCode"><text:span text:style-name="tsDiag"> </text:span></text:p>
              <text:p text:style-name="psCode"><text:span text:style-name="tsDiag">cat /usr/lib/firewalld/services/ssh.xml</text:span></text:p>
              <text:p text:style-name="psCode"><text:span text:style-name="tsDiag"> </text:span></text:p>
              <text:p text:style-name="psCode"><text:span text:style-name="tsDiag">ls /etc/firewalld/zones/</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Notice that `/etc/firewalld/zones/` may be empty, yet `firewall-cmd --get-zones`</text:span></text:p>
              <text:p text:style-name="psCode"><text:span text:style-name="tsDiag">&gt; shows many zones. Where are the default zone definitions stored?</text:span></text:p>
              <text:p text:style-name="psCode"><text:span text:style-name="tsDiag">&gt;</text:span></text:p>
              <text:p text:style-name="psCode"><text:span text:style-name="tsDiag">&gt; Answer: `/usr/lib/firewalld/zones/` contains the shipped defaults. Files in</text:span></text:p>
              <text:p text:style-name="psCode"><text:span text:style-name="tsDiag">&gt; `/etc/firewalld/zones/` are *overrides* — only customised zones appear there.</text:span></text:p>
              <text:p text:style-name="psCode"><text:span text:style-name="tsDiag">&gt; This mirrors how systemd handles unit files.</text:span></text:p>
              <text:p text:style-name="psCode"><text:span text:style-name="tsDiag"> </text:span></text:p>
              <text:p text:style-name="psCode"><text:span text:style-name="tsDiag">---</text:span></text:p>
              <text:p text:style-name="psCode"><text:span text:style-name="tsDiag"> </text:span></text:p>
              <text:p text:style-name="psCode"><text:span text:style-name="tsDiag">### Step 6 — Inspect the nftables ruleset</text:span></text:p>
              <text:p text:style-name="psCode"><text:span text:style-name="tsDiag"> </text:span></text:p>
              <text:p text:style-name="psCode"><text:span text:style-name="tsDiag">```bash</text:span></text:p>
              <text:p text:style-name="psCode"><text:span text:style-name="tsDiag">nft list ruleset</text:span></text:p>
              <text:p text:style-name="psCode"><text:span text:style-name="tsDiag">```</text:span></text:p>
              <text:p text:style-name="psCode"><text:span text:style-name="tsDiag"> </text:span></text:p>
              <text:p text:style-name="psCode"><text:span text:style-name="tsDiag">You should see a set of tables, chains, and rules that firewalld has generated.</text:span></text:p>
              <text:p text:style-name="psCode"><text:span text:style-name="tsDiag">We will study every line of this output in Module 02. For now, observe that:</text:span></text:p>
              <text:p text:style-name="psCode"><text:span text:style-name="tsDiag"> </text:span></text:p>
              <text:p text:style-name="psCode"><text:span text:style-name="tsDiag">1. There is a table called `inet firewalld`</text:span></text:p>
              <text:p text:style-name="psCode"><text:span text:style-name="tsDiag">2. There are chains with names like `filter_INPUT`, `filter_FORWARD`</text:span></text:p>
              <text:p text:style-name="psCode"><text:span text:style-name="tsDiag">3. There are rules referencing zones by name</text:span></text:p>
              <text:p text:style-name="psCode"><text:span text:style-name="tsDiag"> </text:span></text:p>
              <text:p text:style-name="psCode"><text:span text:style-name="tsDiag">&gt; **💡 CONCEPT CHECK**</text:span></text:p>
              <text:p text:style-name="psCode"><text:span text:style-name="tsDiag">&gt; Notice that `nft list ruleset` shows rules, but `firewall-cmd --list-all`</text:span></text:p>
              <text:p text:style-name="psCode"><text:span text:style-name="tsDiag">&gt; shows services and ports — these are two different views of the same firewall.</text:span></text:p>
              <text:p text:style-name="psCode"><text:span text:style-name="tsDiag">&gt; firewalld translates its zone/service config into nftables rules. Module 02</text:span></text:p>
              <text:p text:style-name="psCode"><text:span text:style-name="tsDiag">&gt; explains the full translation in detail.</text:span></text:p>
              <text:p text:style-name="psCode"><text:span text:style-name="tsDiag"> </text:span></text:p>
              <text:p text:style-name="psCode"><text:span text:style-name="tsDiag">---</text:span></text:p>
              <text:p text:style-name="psCode"><text:span text:style-name="tsDiag"> </text:span></text:p>
              <text:p text:style-name="psCode"><text:span text:style-name="tsDiag">### Step 7 — Make a change and observe it</text:span></text:p>
              <text:p text:style-name="psCode"><text:span text:style-name="tsDiag"> </text:span></text:p>
              <text:p text:style-name="psCode"><text:span text:style-name="tsDiag">```bash</text:span></text:p>
              <text:p text:style-name="psCode"><text:span text:style-name="tsDiag">firewall-cmd --zone=public --add-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nft list ruleset | grep -A5 "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zone=public --list-services</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You added a service without `--permanent`. Exit the container and restart it:</text:span></text:p>
              <text:p text:style-name="psCode"><text:span text:style-name="tsDiag">&gt; ```bash</text:span></text:p>
              <text:p text:style-name="psCode"><text:span text:style-name="tsDiag">&gt; exit</text:span></text:p>
              <text:p text:style-name="psCode"><text:span text:style-name="tsDiag">&gt; podman restart node1</text:span></text:p>
              <text:p text:style-name="psCode"><text:span text:style-name="tsDiag">&gt; sleep 3</text:span></text:p>
              <text:p text:style-name="psCode"><text:span text:style-name="tsDiag">&gt; podman exec node1 firewall-cmd --zone=public --list-services</text:span></text:p>
              <text:p text:style-name="psCode"><text:span text:style-name="tsDiag">&gt; ```</text:span></text:p>
              <text:p text:style-name="psCode"><text:span text:style-name="tsDiag">&gt; The `http` service should be gone. This demonstrates the runtime vs permanent</text:span></text:p>
              <text:p text:style-name="psCode"><text:span text:style-name="tsDiag">&gt; distinction that Module 01 covers in full depth.</text:span></text:p>
              <text:p text:style-name="psCode"><text:span text:style-name="tsDiag"> </text:span></text:p>
              <text:p text:style-name="psCode"><text:span text:style-name="tsDiag">---</text:span></text:p>
              <text:p text:style-name="psCode"><text:span text:style-name="tsDiag"> </text:span></text:p>
              <text:p text:style-name="psCode"><text:span text:style-name="tsDiag">### Step 8 — Exit and verify from outside</text:span></text:p>
              <text:p text:style-name="psCode"><text:span text:style-name="tsDiag"> </text:span></text:p>
              <text:p text:style-name="psCode"><text:span text:style-name="tsDiag">```bash</text:span></text:p>
              <text:p text:style-name="psCode"><text:span text:style-name="tsDiag">podman ps</text:span></text:p>
              <text:p text:style-name="psCode"><text:span text:style-name="tsDiag"> </text:span></text:p>
              <text:p text:style-name="psCode"><text:span text:style-name="tsDiag">podman exec node1 firewall-cmd --get-default-zon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Lab" draw:master-page-name="RHELDark">
        <draw:frame draw:style-name="gsFrame" svg:x="1cm" svg:y="0.4cm" svg:width="31.87cm" svg:height="2.6cm">
          <draw:text-box>
            <text:p text:style-name="psTitle"><text:span text:style-name="tsH1Lab">Lab 0 — Spin Up and Verify — BASH</text:span></text:p>
          </draw:text-box>
        </draw:frame>
        <draw:frame draw:style-name="gsCode" svg:x="1cm" svg:y="3.3cm" svg:width="31.87cm" svg:height="14.5cm">
          <draw:text-box>
            <text:p text:style-name="psCode"><text:span text:style-name="tsCodeDyn_11_A8FF60_DejaVuSansMono">mkdir -p ~/firewalld-lab</text:span><text:line-break/><text:span text:style-name="tsCodeDyn_11_A8FF60_DejaVuSansMono">podman build -t firewalld-lab ~/firewalld-lab/</text:span><text:line-break/><text:span text:style-name="tsCodeDyn_11_A8FF60_DejaVuSansMono"> </text:span><text:line-break/><text:span text:style-name="tsCodeDyn_11_A8FF60_DejaVuSansMono">podman network create --subnet 172.20.1.0/24 --gateway 172.20.1.1 labnet-external</text:span><text:line-break/><text:span text:style-name="tsCodeDyn_11_A8FF60_DejaVuSansMono">podman network create --subnet 172.20.2.0/24 --gateway 172.20.2.1 labnet-dmz</text:span><text:line-break/><text:span text:style-name="tsCodeDyn_11_A8FF60_DejaVuSansMono">podman network create --subnet 172.20.3.0/24 --gateway 172.20.3.1 labnet-internal</text:span><text:line-break/><text:span text:style-name="tsCodeDyn_11_A8FF60_DejaVuSansMono"> </text:span><text:line-break/><text:span text:style-name="tsCodeDyn_11_A8FF60_DejaVuSansMono">podman run -d \</text:span><text:line-break/><text:span text:style-name="tsCodeDyn_11_A8FF60_DejaVuSansMono">  --name node1 \</text:span><text:line-break/><text:span text:style-name="tsCodeDyn_11_A8FF60_DejaVuSansMono">  --hostname node1 \</text:span><text:line-break/><text:span text:style-name="tsCodeDyn_11_A8FF60_DejaVuSansMono">  --network labnet-external:ip=172.20.1.10 \</text:span><text:line-break/><text:span text:style-name="tsCodeDyn_11_A8FF60_DejaVuSansMono">  --cap-add NET_ADMIN \</text:span><text:line-break/><text:span text:style-name="tsCodeDyn_11_A8FF60_DejaVuSansMono">  --cap-add SYS_ADMIN \</text:span><text:line-break/><text:span text:style-name="tsCodeDyn_11_A8FF60_DejaVuSansMono">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sleep 3</text:span><text:line-break/><text:span text:style-name="tsCodeDyn_11_A8FF60_DejaVuSansMono">podman exec node1 firewall-cmd --state</text:span><text:line-break/><text:span text:style-name="tsCodeDyn_11_A8FF60_DejaVuSansMono"> </text:span><text:line-break/><text:span text:style-name="tsCodeDyn_11_A8FF60_DejaVuSansMono">podman exec -it node1 bash</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mkdir -p ~/firewalld-lab</text:span></text:p>
              <text:p text:style-name="psCode"><text:span text:style-name="tsDiag">podman build -t firewalld-lab ~/firewalld-lab/</text:span></text:p>
              <text:p text:style-name="psCode"><text:span text:style-name="tsDiag"> </text:span></text:p>
              <text:p text:style-name="psCode"><text:span text:style-name="tsDiag">podman network create --subnet 172.20.1.0/24 --gateway 172.20.1.1 labnet-external</text:span></text:p>
              <text:p text:style-name="psCode"><text:span text:style-name="tsDiag">podman network create --subnet 172.20.2.0/24 --gateway 172.20.2.1 labnet-dmz</text:span></text:p>
              <text:p text:style-name="psCode"><text:span text:style-name="tsDiag">podman network create --subnet 172.20.3.0/24 --gateway 172.20.3.1 labnet-internal</text:span></text:p>
              <text:p text:style-name="psCode"><text:span text:style-name="tsDiag"> </text:span></text:p>
              <text:p text:style-name="psCode"><text:span text:style-name="tsDiag">podman run -d \</text:span></text:p>
              <text:p text:style-name="psCode"><text:span text:style-name="tsDiag">  --name node1 \</text:span></text:p>
              <text:p text:style-name="psCode"><text:span text:style-name="tsDiag">  --hostname node1 \</text:span></text:p>
              <text:p text:style-name="psCode"><text:span text:style-name="tsDiag">  --network labnet-external:ip=172.20.1.10 \</text:span></text:p>
              <text:p text:style-name="psCode"><text:span text:style-name="tsDiag">  --cap-add NET_ADMIN \</text:span></text:p>
              <text:p text:style-name="psCode"><text:span text:style-name="tsDiag">  --cap-add SYS_ADMIN \</text:span></text:p>
              <text:p text:style-name="psCode"><text:span text:style-name="tsDiag">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3</text:span></text:p>
              <text:p text:style-name="psCode"><text:span text:style-name="tsDiag">podman exec node1 firewall-cmd --state</text:span></text:p>
              <text:p text:style-name="psCode"><text:span text:style-name="tsDiag"> </text:span></text:p>
              <text:p text:style-name="psCode"><text:span text:style-name="tsDiag">podman exec -it node1 bash</text:span></text:p>
            </draw:text-box>
          </draw:frame>
        </presentation:notes>
      </draw:page>
      <draw:page draw:style-name="dpLab" draw:master-page-name="RHELDark">
        <draw:frame draw:style-name="gsFrame" svg:x="1cm" svg:y="0.4cm" svg:width="31.87cm" svg:height="2.6cm">
          <draw:text-box>
            <text:p text:style-name="psTitle"><text:span text:style-name="tsH1Lab">Lab 0 — Spin Up and Verify — BASH</text:span></text:p>
          </draw:text-box>
        </draw:frame>
        <draw:frame draw:style-name="gsCode" svg:x="1cm" svg:y="3.3cm" svg:width="31.87cm" svg:height="14.5cm">
          <draw:text-box>
            <text:p text:style-name="psCode"><text:span text:style-name="tsCodeDyn_11_A8FF60_DejaVuSansMono">ls /etc/firewalld/</text:span><text:line-break/><text:span text:style-name="tsCodeDyn_11_A8FF60_DejaVuSansMono"> </text:span><text:line-break/><text:span text:style-name="tsCodeDyn_11_A8FF60_DejaVuSansMono">firewall-cmd --get-zones</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firewall-cmd --list-all</text:span><text:line-break/><text:span text:style-name="tsCodeDyn_11_A8FF60_DejaVuSansMono"> </text:span><text:line-break/><text:span text:style-name="tsCodeDyn_11_A8FF60_DejaVuSansMono">firewall-cmd --get-services | tr ' ' '\n' | head -20</text:span><text:line-break/><text:span text:style-name="tsCodeDyn_11_A8FF60_DejaVuSansMono"> </text:span><text:line-break/><text:span text:style-name="tsCodeDyn_11_A8FF60_DejaVuSansMono">cat /usr/lib/firewalld/services/ssh.xml</text:span><text:line-break/><text:span text:style-name="tsCodeDyn_11_A8FF60_DejaVuSansMono"> </text:span><text:line-break/><text:span text:style-name="tsCodeDyn_11_A8FF60_DejaVuSansMono">ls /etc/firewalld/zones/</text:span><text:line-break/><text:span text:style-name="tsCodeDyn_11_A8FF60_DejaVuSansMono"> </text:span><text:line-break/><text:span text:style-name="tsCodeDyn_11_A8FF60_DejaVuSansMono">nft list ruleset</text:span><text:line-break/><text:span text:style-name="tsCodeDyn_11_A8FF60_DejaVuSansMono"> </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zone=public --list-services</text:span><text:line-break/><text:span text:style-name="tsCodeDyn_11_A8FF60_DejaVuSansMono"> </text:span><text:line-break/><text:span text:style-name="tsCodeDyn_11_A8FF60_DejaVuSansMono">nft list ruleset | grep -A5 "http"</text:span><text:line-break/><text:span text:style-name="tsCodeDyn_11_A8FF60_DejaVuSansMono"> </text:span><text:line-break/><text:span text:style-name="tsCodeDyn_11_A8FF60_DejaVuSansMono">firewall-cmd --zone=public --remove-service=http</text:span><text:line-break/><text:span text:style-name="tsCodeDyn_11_A8FF60_DejaVuSansMono"> </text:span><text:line-break/><text:span text:style-name="tsCodeDyn_11_A8FF60_DejaVuSansMono">firewall-cmd --zone=public --list-services</text:span><text:line-break/><text:span text:style-name="tsCodeDyn_11_A8FF60_DejaVuSansMono"> </text:span><text:line-break/><text:span text:style-name="tsCodeDyn_11_A8FF60_DejaVuSansMono">podman ps</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s /etc/firewall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text:span></text:p>
              <text:p text:style-name="psCode"><text:span text:style-name="tsDiag"> </text:span></text:p>
              <text:p text:style-name="psCode"><text:span text:style-name="tsDiag">firewall-cmd --get-services | tr ' ' '\n' | head -20</text:span></text:p>
              <text:p text:style-name="psCode"><text:span text:style-name="tsDiag"> </text:span></text:p>
              <text:p text:style-name="psCode"><text:span text:style-name="tsDiag">cat /usr/lib/firewalld/services/ssh.xml</text:span></text:p>
              <text:p text:style-name="psCode"><text:span text:style-name="tsDiag"> </text:span></text:p>
              <text:p text:style-name="psCode"><text:span text:style-name="tsDiag">ls /etc/firewalld/zones/</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nft list ruleset | grep -A5 "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podman ps</text:span></text:p>
              <text:p text:style-name="psCode"><text:span text:style-name="tsDiag"> </text:span></text:p>
              <text:p text:style-name="psCode"><text:span text:style-name="tsDiag">podman exec node1 firewall-cmd --get-default-zone</text:span></text:p>
            </draw:text-box>
          </draw:frame>
        </presentation:notes>
      </draw:page>
      <draw:page draw:style-name="dpLab" draw:master-page-name="RHELDark">
        <draw:frame draw:style-name="gsFrame" svg:x="1cm" svg:y="0.4cm" svg:width="31.87cm" svg:height="2.6cm">
          <draw:text-box>
            <text:p text:style-name="psTitle"><text:span text:style-name="tsH1Lab">Lab 0 — Spin Up and Verify — BASH (cont. 2)</text:span></text:p>
          </draw:text-box>
        </draw:frame>
        <draw:frame draw:style-name="gsCode" svg:x="1cm" svg:y="3.3cm" svg:width="31.87cm" svg:height="14.5cm">
          <draw:text-box>
            <text:p text:style-name="psCode"><text:span text:style-name="tsCodeDyn_11_A8FF60_DejaVuSansMono">podman exec node1 firewall-cmd --get-default-zone</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ls /etc/firewall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text:span></text:p>
              <text:p text:style-name="psCode"><text:span text:style-name="tsDiag"> </text:span></text:p>
              <text:p text:style-name="psCode"><text:span text:style-name="tsDiag">firewall-cmd --get-services | tr ' ' '\n' | head -20</text:span></text:p>
              <text:p text:style-name="psCode"><text:span text:style-name="tsDiag"> </text:span></text:p>
              <text:p text:style-name="psCode"><text:span text:style-name="tsDiag">cat /usr/lib/firewalld/services/ssh.xml</text:span></text:p>
              <text:p text:style-name="psCode"><text:span text:style-name="tsDiag"> </text:span></text:p>
              <text:p text:style-name="psCode"><text:span text:style-name="tsDiag">ls /etc/firewalld/zones/</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nft list ruleset | grep -A5 "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podman ps</text:span></text:p>
              <text:p text:style-name="psCode"><text:span text:style-name="tsDiag"> </text:span></text:p>
              <text:p text:style-name="psCode"><text:span text:style-name="tsDiag">podman exec node1 firewall-cmd --get-default-zone</text:span></text:p>
            </draw:text-box>
          </draw:frame>
        </presentation:notes>
      </draw:page>
      <draw:page draw:style-name="dpNormal" draw:master-page-name="RHELDark">
        <draw:frame draw:style-name="gsFrame" svg:x="1cm" svg:y="0.4cm" svg:width="31.87cm" svg:height="2.2cm">
          <draw:text-box>
            <text:p text:style-name="psTitle"><text:span text:style-name="tsH1">Teardown and Reset</text:span></text:p>
          </draw:text-box>
        </draw:frame>
        <draw:frame draw:style-name="gsFrame" svg:x="1cm" svg:y="2.9cm" svg:width="31.87cm" svg:height="15.5cm">
          <draw:text-box>
            <text:p text:style-name="psBullet"><text:span text:style-name="tsBullet">◆ Stop nodes (preserves configuration)</text:span></text:p>
            <text:p text:style-name="psBullet"><text:span text:style-name="tsBullet">◆ Restart stopped nodes</text:span></text:p>
            <text:p text:style-name="psBullet"><text:span text:style-name="tsBullet">◆ Full reset (destroy all lab containers)</text:span></text:p>
            <text:p text:style-name="psBullet"><text:span text:style-name="tsBullet">◆ Remove everything including networks and image</text:span></text:p>
            <text:p text:style-name="psBullet"><text:span text:style-name="tsBullet">↑ Back to TOC</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 Stop nodes (preserves configuration)</text:span></text:p>
              <text:p text:style-name="psCode"><text:span text:style-name="tsDiag"> </text:span></text:p>
              <text:p text:style-name="psCode"><text:span text:style-name="tsDiag">```bash</text:span></text:p>
              <text:p text:style-name="psCode"><text:span text:style-name="tsDiag">podman stop node1 node2 node3</text:span></text:p>
              <text:p text:style-name="psCode"><text:span text:style-name="tsDiag">```</text:span></text:p>
              <text:p text:style-name="psCode"><text:span text:style-name="tsDiag"> </text:span></text:p>
              <text:p text:style-name="psCode"><text:span text:style-name="tsDiag">### Restart stopped nodes</text:span></text:p>
              <text:p text:style-name="psCode"><text:span text:style-name="tsDiag"> </text:span></text:p>
              <text:p text:style-name="psCode"><text:span text:style-name="tsDiag">```bash</text:span></text:p>
              <text:p text:style-name="psCode"><text:span text:style-name="tsDiag">podman start node1</text:span></text:p>
              <text:p text:style-name="psCode"><text:span text:style-name="tsDiag">sleep 3</text:span></text:p>
              <text:p text:style-name="psCode"><text:span text:style-name="tsDiag">podman exec node1 firewall-cmd --state</text:span></text:p>
              <text:p text:style-name="psCode"><text:span text:style-name="tsDiag">```</text:span></text:p>
              <text:p text:style-name="psCode"><text:span text:style-name="tsDiag"> </text:span></text:p>
              <text:p text:style-name="psCode"><text:span text:style-name="tsDiag">### Full reset (destroy all lab containers)</text:span></text:p>
              <text:p text:style-name="psCode"><text:span text:style-name="tsDiag"> </text:span></text:p>
              <text:p text:style-name="psCode"><text:span text:style-name="tsDiag">```bash</text:span></text:p>
              <text:p text:style-name="psCode"><text:span text:style-name="tsDiag">podman rm -f node1 node2 node3</text:span></text:p>
              <text:p text:style-name="psCode"><text:span text:style-name="tsDiag">~/firewalld-lab/start-lab.sh</text:span></text:p>
              <text:p text:style-name="psCode"><text:span text:style-name="tsDiag">```</text:span></text:p>
              <text:p text:style-name="psCode"><text:span text:style-name="tsDiag"> </text:span></text:p>
              <text:p text:style-name="psCode"><text:span text:style-name="tsDiag">### Remove everything including networks and image</text:span></text:p>
              <text:p text:style-name="psCode"><text:span text:style-name="tsDiag"> </text:span></text:p>
              <text:p text:style-name="psCode"><text:span text:style-name="tsDiag">```bash</text:span></text:p>
              <text:p text:style-name="psCode"><text:span text:style-name="tsDiag">podman rm -f node1 node2 node3</text:span></text:p>
              <text:p text:style-name="psCode"><text:span text:style-name="tsDiag">podman network rm labnet-external labnet-dmz labnet-internal</text:span></text:p>
              <text:p text:style-name="psCode"><text:span text:style-name="tsDiag">podman rmi firewalld-lab</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Back to TOC](#table-of-contents)</text:span></text:p>
            </draw:text-box>
          </draw:frame>
        </presentation:notes>
      </draw:page>
      <draw:page draw:style-name="dpCode" draw:master-page-name="RHELDark">
        <draw:frame draw:style-name="gsFrame" svg:x="1cm" svg:y="0.4cm" svg:width="31.87cm" svg:height="2.6cm">
          <draw:text-box>
            <text:p text:style-name="psTitle"><text:span text:style-name="tsH1">Teardown and Reset — BASH</text:span></text:p>
          </draw:text-box>
        </draw:frame>
        <draw:frame draw:style-name="gsCode" svg:x="1cm" svg:y="3.3cm" svg:width="31.87cm" svg:height="14.5cm">
          <draw:text-box>
            <text:p text:style-name="psCode"><text:span text:style-name="tsCodeDyn_11_A8FF60_DejaVuSansMono">podman stop node1 node2 node3</text:span><text:line-break/><text:span text:style-name="tsCodeDyn_11_A8FF60_DejaVuSansMono"> </text:span><text:line-break/><text:span text:style-name="tsCodeDyn_11_A8FF60_DejaVuSansMono">podman start node1</text:span><text:line-break/><text:span text:style-name="tsCodeDyn_11_A8FF60_DejaVuSansMono">sleep 3</text:span><text:line-break/><text:span text:style-name="tsCodeDyn_11_A8FF60_DejaVuSansMono">podman exec node1 firewall-cmd --state</text:span><text:line-break/><text:span text:style-name="tsCodeDyn_11_A8FF60_DejaVuSansMono"> </text:span><text:line-break/><text:span text:style-name="tsCodeDyn_11_A8FF60_DejaVuSansMono">podman rm -f node1 node2 node3</text:span><text:line-break/><text:span text:style-name="tsCodeDyn_11_A8FF60_DejaVuSansMono">~/firewalld-lab/start-lab.sh</text:span><text:line-break/><text:span text:style-name="tsCodeDyn_11_A8FF60_DejaVuSansMono"> </text:span><text:line-break/><text:span text:style-name="tsCodeDyn_11_A8FF60_DejaVuSansMono">podman rm -f node1 node2 node3</text:span><text:line-break/><text:span text:style-name="tsCodeDyn_11_A8FF60_DejaVuSansMono">podman network rm labnet-external labnet-dmz labnet-internal</text:span><text:line-break/><text:span text:style-name="tsCodeDyn_11_A8FF60_DejaVuSansMono">podman rmi firewalld-lab</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stop node1 node2 node3</text:span></text:p>
              <text:p text:style-name="psCode"><text:span text:style-name="tsDiag"> </text:span></text:p>
              <text:p text:style-name="psCode"><text:span text:style-name="tsDiag">podman start node1</text:span></text:p>
              <text:p text:style-name="psCode"><text:span text:style-name="tsDiag">sleep 3</text:span></text:p>
              <text:p text:style-name="psCode"><text:span text:style-name="tsDiag">podman exec node1 firewall-cmd --state</text:span></text:p>
              <text:p text:style-name="psCode"><text:span text:style-name="tsDiag"> </text:span></text:p>
              <text:p text:style-name="psCode"><text:span text:style-name="tsDiag">podman rm -f node1 node2 node3</text:span></text:p>
              <text:p text:style-name="psCode"><text:span text:style-name="tsDiag">~/firewalld-lab/start-lab.sh</text:span></text:p>
              <text:p text:style-name="psCode"><text:span text:style-name="tsDiag"> </text:span></text:p>
              <text:p text:style-name="psCode"><text:span text:style-name="tsDiag">podman rm -f node1 node2 node3</text:span></text:p>
              <text:p text:style-name="psCode"><text:span text:style-name="tsDiag">podman network rm labnet-external labnet-dmz labnet-internal</text:span></text:p>
              <text:p text:style-name="psCode"><text:span text:style-name="tsDiag">podman rmi firewalld-lab</text:span></text:p>
            </draw:text-box>
          </draw:frame>
        </presentation:notes>
      </draw:page>
      <draw:page draw:style-name="dpNormal" draw:master-page-name="RHELDark">
        <draw:frame draw:style-name="gsFrame" svg:x="1cm" svg:y="0.4cm" svg:width="31.87cm" svg:height="2.2cm">
          <draw:text-box>
            <text:p text:style-name="psTitle"><text:span text:style-name="tsH1">Troubleshooting the Lab Setup</text:span></text:p>
          </draw:text-box>
        </draw:frame>
        <draw:frame draw:style-name="gsFrame" svg:x="1cm" svg:y="2.9cm" svg:width="31.87cm" svg:height="15.5cm">
          <draw:text-box>
            <text:p text:style-name="psBullet"><text:span text:style-name="tsBullet">◆ firewalld not starting inside the container</text:span></text:p>
            <text:p text:style-name="psBullet"><text:span text:style-name="tsBullet">Symptom: firewall-cmd --state returns not running even after waiting.</text:span></text:p>
            <text:p text:style-name="psBullet"><text:span text:style-name="tsBullet">Check 1: systemd boot status</text:span></text:p>
            <text:p text:style-name="psBullet"><text:span text:style-name="tsBullet">Check 2: firewalld journal logs</text:span></text:p>
            <text:p text:style-name="psBullet"><text:span text:style-name="tsBullet">Common cause: The container was started without --cap-add NET_ADMIN or --cap-add SYS_ADMIN. These capabilities are required for nftables manipulation.</text:span></text:p>
            <text:p text:style-name="psBullet"><text:span text:style-name="tsBullet">Fix: Remove and recreate the container with the correct flags.</text:span></text:p>
            <text:p text:style-name="psBullet"><text:span text:style-name="tsBullet">◆ nft: Operation not permitted</text:span></text:p>
            <text:p text:style-name="psBullet"><text:span text:style-name="tsBullet">Symptom: nft list ruleset inside the container gives a permission error.</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Cause: Missing NET_ADMIN capability or SELinux label not disabled.</text:span></text:p>
              <text:p text:style-name="psCode"><text:span text:style-name="tsDiag">Fix: Ensure --cap-add NET_ADMIN and --security-opt label=disable are present in the podman run command.</text:span></text:p>
              <text:p text:style-name="psCode"><text:span text:style-name="tsDiag">◆ Cannot reach node2 from node1</text:span></text:p>
              <text:p text:style-name="psCode"><text:span text:style-name="tsDiag">Symptom: ping 172.20.2.20 from node1 fails.</text:span></text:p>
              <text:p text:style-name="psCode"><text:span text:style-name="tsDiag">Check: Verify node1 is connected to labnet-dmz:</text:span></text:p>
              <text:p text:style-name="psCode"><text:span text:style-name="tsDiag">◆ Image build fails on dnf install</text:span></text:p>
              <text:p text:style-name="psCode"><text:span text:style-name="tsDiag">Symptom: Package installation fails during podman build.</text:span></text:p>
              <text:p text:style-name="psCode"><text:span text:style-name="tsDiag">Cause: UBI 10 requires Red Hat CDN access for some packages. If you are on a registered RHEL system, ensure the host's subscription is available.</text:span></text:p>
              <text:p text:style-name="psCode"><text:span text:style-name="tsDiag">Workaround: For fully offline environments, replace ubi10/ubi:latest with quay.io/centos/centos:stream10 in the Containerfile — CentOS Stream 10 uses the same packages without subscription requirements.</text:span></text:p>
              <text:p text:style-name="psCode"><text:span text:style-name="tsDiag">Module 00 complete. You now have a working lab environment.</text:span></text:p>
              <text:p text:style-name="psCode"><text:span text:style-name="tsDiag">Continue to Module 01 — Introduction and Architecture →</text:span></text:p>
              <text:p text:style-name="psCode"><text:span text:style-name="tsDiag">© 2026 Jaco Steyn — Licensed under CC BY-SA 4.0</text:span></text:p>
              <text:p text:style-name="psCode"><text:span text:style-name="tsDiag"> </text:span></text:p>
              <text:p text:style-name="psCode"><text:span text:style-name="tsDiag">### firewalld not starting inside the container</text:span></text:p>
              <text:p text:style-name="psCode"><text:span text:style-name="tsDiag"> </text:span></text:p>
              <text:p text:style-name="psCode"><text:span text:style-name="tsDiag">**Symptom:** `firewall-cmd --state` returns `not running` even after waiting.</text:span></text:p>
              <text:p text:style-name="psCode"><text:span text:style-name="tsDiag"> </text:span></text:p>
              <text:p text:style-name="psCode"><text:span text:style-name="tsDiag">**Check 1:** systemd boot status</text:span></text:p>
              <text:p text:style-name="psCode"><text:span text:style-name="tsDiag">```bash</text:span></text:p>
              <text:p text:style-name="psCode"><text:span text:style-name="tsDiag">podman exec node1 systemctl --failed</text:span></text:p>
              <text:p text:style-name="psCode"><text:span text:style-name="tsDiag">```</text:span></text:p>
              <text:p text:style-name="psCode"><text:span text:style-name="tsDiag"> </text:span></text:p>
              <text:p text:style-name="psCode"><text:span text:style-name="tsDiag">**Check 2:** firewalld journal logs</text:span></text:p>
              <text:p text:style-name="psCode"><text:span text:style-name="tsDiag">```bash</text:span></text:p>
              <text:p text:style-name="psCode"><text:span text:style-name="tsDiag">podman exec node1 journalctl -u firewalld --no-pager</text:span></text:p>
              <text:p text:style-name="psCode"><text:span text:style-name="tsDiag">```</text:span></text:p>
              <text:p text:style-name="psCode"><text:span text:style-name="tsDiag"> </text:span></text:p>
              <text:p text:style-name="psCode"><text:span text:style-name="tsDiag">**Common cause:** The container was started without `--cap-add NET_ADMIN` or</text:span></text:p>
              <text:p text:style-name="psCode"><text:span text:style-name="tsDiag">`--cap-add SYS_ADMIN`. These capabilities are required for nftables manipulation.</text:span></text:p>
              <text:p text:style-name="psCode"><text:span text:style-name="tsDiag"> </text:span></text:p>
              <text:p text:style-name="psCode"><text:span text:style-name="tsDiag">**Fix:** Remove and recreate the container with the correct flags.</text:span></text:p>
              <text:p text:style-name="psCode"><text:span text:style-name="tsDiag"> </text:span></text:p>
              <text:p text:style-name="psCode"><text:span text:style-name="tsDiag">---</text:span></text:p>
              <text:p text:style-name="psCode"><text:span text:style-name="tsDiag"> </text:span></text:p>
              <text:p text:style-name="psCode"><text:span text:style-name="tsDiag">### nft: Operation not permitted</text:span></text:p>
              <text:p text:style-name="psCode"><text:span text:style-name="tsDiag"> </text:span></text:p>
              <text:p text:style-name="psCode"><text:span text:style-name="tsDiag">**Symptom:** `nft list ruleset` inside the container gives a permission error.</text:span></text:p>
              <text:p text:style-name="psCode"><text:span text:style-name="tsDiag"> </text:span></text:p>
              <text:p text:style-name="psCode"><text:span text:style-name="tsDiag">**Cause:** Missing `NET_ADMIN` capability or SELinux label not disabled.</text:span></text:p>
              <text:p text:style-name="psCode"><text:span text:style-name="tsDiag"> </text:span></text:p>
              <text:p text:style-name="psCode"><text:span text:style-name="tsDiag">**Fix:** Ensure `--cap-add NET_ADMIN` and `--security-opt label=disable` are</text:span></text:p>
              <text:p text:style-name="psCode"><text:span text:style-name="tsDiag">present in the `podman run` command.</text:span></text:p>
              <text:p text:style-name="psCode"><text:span text:style-name="tsDiag"> </text:span></text:p>
              <text:p text:style-name="psCode"><text:span text:style-name="tsDiag">---</text:span></text:p>
              <text:p text:style-name="psCode"><text:span text:style-name="tsDiag"> </text:span></text:p>
              <text:p text:style-name="psCode"><text:span text:style-name="tsDiag">### Cannot reach node2 from node1</text:span></text:p>
              <text:p text:style-name="psCode"><text:span text:style-name="tsDiag"> </text:span></text:p>
              <text:p text:style-name="psCode"><text:span text:style-name="tsDiag">**Symptom:** `ping 172.20.2.20` from node1 fails.</text:span></text:p>
              <text:p text:style-name="psCode"><text:span text:style-name="tsDiag"> </text:span></text:p>
              <text:p text:style-name="psCode"><text:span text:style-name="tsDiag">**Check:** Verify node1 is connected to labnet-dmz:</text:span></text:p>
              <text:p text:style-name="psCode"><text:span text:style-name="tsDiag">```bash</text:span></text:p>
              <text:p text:style-name="psCode"><text:span text:style-name="tsDiag">podman inspect node1 --format '{{json .NetworkSettings.Networks}}' | python3 -m json.tool</text:span></text:p>
              <text:p text:style-name="psCode"><text:span text:style-name="tsDiag">```</text:span></text:p>
              <text:p text:style-name="psCode"><text:span text:style-name="tsDiag"> </text:span></text:p>
              <text:p text:style-name="psCode"><text:span text:style-name="tsDiag">**Fix:**</text:span></text:p>
              <text:p text:style-name="psCode"><text:span text:style-name="tsDiag">```bash</text:span></text:p>
              <text:p text:style-name="psCode"><text:span text:style-name="tsDiag">podman network connect --ip 172.20.2.10 labnet-dmz node1</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Image build fails on dnf install</text:span></text:p>
              <text:p text:style-name="psCode"><text:span text:style-name="tsDiag"> </text:span></text:p>
              <text:p text:style-name="psCode"><text:span text:style-name="tsDiag">**Symptom:** Package installation fails during `podman build`.</text:span></text:p>
              <text:p text:style-name="psCode"><text:span text:style-name="tsDiag"> </text:span></text:p>
              <text:p text:style-name="psCode"><text:span text:style-name="tsDiag">**Cause:** UBI 10 requires Red Hat CDN access for some packages. If you are on</text:span></text:p>
              <text:p text:style-name="psCode"><text:span text:style-name="tsDiag">a registered RHEL system, ensure the host's subscription is available.</text:span></text:p>
              <text:p text:style-name="psCode"><text:span text:style-name="tsDiag"> </text:span></text:p>
              <text:p text:style-name="psCode"><text:span text:style-name="tsDiag">**Workaround:** For fully offline environments, replace `ubi10/ubi:latest` with</text:span></text:p>
              <text:p text:style-name="psCode"><text:span text:style-name="tsDiag">`quay.io/centos/centos:stream10` in the Containerfile — CentOS Stream 10 uses</text:span></text:p>
              <text:p text:style-name="psCode"><text:span text:style-name="tsDiag">the same packages without subscription requirements.</text:span></text:p>
              <text:p text:style-name="psCode"><text:span text:style-name="tsDiag"> </text:span></text:p>
              <text:p text:style-name="psCode"><text:span text:style-name="tsDiag">---</text:span></text:p>
              <text:p text:style-name="psCode"><text:span text:style-name="tsDiag"> </text:span></text:p>
              <text:p text:style-name="psCode"><text:span text:style-name="tsDiag">*Module 00 complete. You now have a working lab environment.*</text:span></text:p>
              <text:p text:style-name="psCode"><text:span text:style-name="tsDiag"> </text:span></text:p>
              <text:p text:style-name="psCode"><text:span text:style-name="tsDiag">**Continue to [Module 01 — Introduction and Architecture →](./01-introduction-and-architecture.md)**</text:span></text:p>
              <text:p text:style-name="psCode"><text:span text:style-name="tsDiag"> </text:span></text:p>
              <text:p text:style-name="psCode"><text:span text:style-name="tsDiag">---</text:span></text:p>
              <text:p text:style-name="psCode"><text:span text:style-name="tsDiag"> </text:span></text:p>
              <text:p text:style-name="psCode"><text:span text:style-name="tsDiag">© 2026 Jaco Steyn — Licensed under CC BY-SA 4.0</text:span></text:p>
            </draw:text-box>
          </draw:frame>
        </presentation:notes>
      </draw:page>
      <draw:page draw:style-name="dpCode" draw:master-page-name="RHELDark">
        <draw:frame draw:style-name="gsFrame" svg:x="1cm" svg:y="0.4cm" svg:width="31.87cm" svg:height="2.6cm">
          <draw:text-box>
            <text:p text:style-name="psTitle"><text:span text:style-name="tsH1">Troubleshooting the Lab Setup — BASH</text:span></text:p>
          </draw:text-box>
        </draw:frame>
        <draw:frame draw:style-name="gsCode" svg:x="1cm" svg:y="3.3cm" svg:width="31.87cm" svg:height="14.5cm">
          <draw:text-box>
            <text:p text:style-name="psCode"><text:span text:style-name="tsCodeDyn_11_A8FF60_DejaVuSansMono">podman exec node1 systemctl --failed</text:span><text:line-break/><text:span text:style-name="tsCodeDyn_11_A8FF60_DejaVuSansMono"> </text:span><text:line-break/><text:span text:style-name="tsCodeDyn_11_A8FF60_DejaVuSansMono">podman exec node1 journalctl -u firewalld --no-pager</text:span><text:line-break/><text:span text:style-name="tsCodeDyn_11_A8FF60_DejaVuSansMono"> </text:span><text:line-break/><text:span text:style-name="tsCodeDyn_11_A8FF60_DejaVuSansMono">podman inspect node1 --format '{{json .NetworkSettings.Networks}}' | python3 -m json.tool</text:span><text:line-break/><text:span text:style-name="tsCodeDyn_11_A8FF60_DejaVuSansMono"> </text:span><text:line-break/><text:span text:style-name="tsCodeDyn_11_A8FF60_DejaVuSansMono">podman network connect --ip 172.20.2.10 labnet-dmz node1</text:span></text:p>
          </draw:text-box>
        </draw:frame>
        <draw:frame draw:style-name="gsFrame" svg:x="1cm" svg:y="18.35cm" svg:width="31.87cm" svg:height="0.6cm">
          <draw:text-box>
            <text:p text:style-name="psSmall"><text:span text:style-name="tsSmall">© 2026 Jaco Steyn — Licensed under CC BY-SA 4.0</text:span></text:p>
          </draw:text-box>
        </draw:frame>
        <presentation:notes>
          <draw:frame draw:style-name="gsFrame" svg:x="2cm" svg:y="14cm" svg:width="29cm" svg:height="10cm" presentation:class="notes">
            <draw:text-box>
              <text:p text:style-name="psCode"><text:span text:style-name="tsDiag">podman exec node1 systemctl --failed</text:span></text:p>
              <text:p text:style-name="psCode"><text:span text:style-name="tsDiag"> </text:span></text:p>
              <text:p text:style-name="psCode"><text:span text:style-name="tsDiag">podman exec node1 journalctl -u firewalld --no-pager</text:span></text:p>
              <text:p text:style-name="psCode"><text:span text:style-name="tsDiag"> </text:span></text:p>
              <text:p text:style-name="psCode"><text:span text:style-name="tsDiag">podman inspect node1 --format '{{json .NetworkSettings.Networks}}' | python3 -m json.tool</text:span></text:p>
              <text:p text:style-name="psCode"><text:span text:style-name="tsDiag"> </text:span></text:p>
              <text:p text:style-name="psCode"><text:span text:style-name="tsDiag">podman network connect --ip 172.20.2.10 labnet-dmz node1</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